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9.525cm"/>
    </style:style>
    <style:style style:name="co3" style:family="table-column">
      <style:table-column-properties fo:break-before="auto" style:column-width="9.133cm"/>
    </style:style>
    <style:style style:name="co4" style:family="table-column">
      <style:table-column-properties fo:break-before="auto" style:column-width="4.249cm"/>
    </style:style>
    <style:style style:name="co5" style:family="table-column">
      <style:table-column-properties fo:break-before="auto" style:column-width="2.581cm"/>
    </style:style>
    <style:style style:name="co6" style:family="table-column">
      <style:table-column-properties fo:break-before="auto" style:column-width="2.33cm"/>
    </style:style>
    <style:style style:name="co7" style:family="table-column">
      <style:table-column-properties fo:break-before="auto" style:column-width="12.742cm"/>
    </style:style>
    <style:style style:name="co8" style:family="table-column">
      <style:table-column-properties fo:break-before="auto" style:column-width="2.399cm"/>
    </style:style>
    <style:style style:name="co9" style:family="table-column">
      <style:table-column-properties fo:break-before="auto" style:column-width="10.926cm"/>
    </style:style>
    <style:style style:name="co10" style:family="table-column">
      <style:table-column-properties fo:break-before="auto" style:column-width="12.663cm"/>
    </style:style>
    <style:style style:name="co11" style:family="table-column">
      <style:table-column-properties fo:break-before="auto" style:column-width="2.462cm"/>
    </style:style>
    <style:style style:name="co12" style:family="table-column">
      <style:table-column-properties fo:break-before="auto" style:column-width="8.386cm"/>
    </style:style>
    <style:style style:name="co13" style:family="table-column">
      <style:table-column-properties fo:break-before="auto" style:column-width="4.26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46cm" fo:break-before="auto" style:use-optimal-row-height="true"/>
    </style:style>
    <style:style style:name="ro4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style:text-underline-style="none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fo:color="#000000" style:text-outline="false" style:text-line-through-style="none" style:text-line-through-type="none" style:font-name="Arial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Arial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fo:color="#000000" style:font-name="Arial"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center"/>
      <style:text-properties fo:color="#000000" style:text-outline="false" style:text-line-through-style="none" style:text-line-through-type="none" style:font-name="Arial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fo:color="#000000" style:text-outline="false" style:text-line-through-style="none" style:text-line-through-type="none" style:font-name="Arial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INTA - FAO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number-columns-repeated="66" table:default-cell-style-name="Default"/>
        <table:table-row table:style-name="ro1">
          <table:table-cell office:value-type="string" calcext:value-type="string">
            <text:p>Cod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Tags</text:p>
          </table:table-cell>
          <table:table-cell office:value-type="string" calcext:value-type="string">
            <text:p>Class</text:p>
          </table:table-cell>
          <table:table-cell table:number-columns-repeated="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Áreas terrestres cultivadas y/o manejadas</text:p>
          </table:table-cell>
          <table:table-cell table:number-columns-repeated="70"/>
        </table:table-row>
        <table:table-row table:style-name="ro1">
          <table:table-cell office:value-type="string" calcext:value-type="string">
            <text:p>1.1</text:p>
          </table:table-cell>
          <table:table-cell office:value-type="string" calcext:value-type="string">
            <text:p>Cultivos forestales</text:p>
          </table:table-cell>
          <table:table-cell office:value-type="string" calcext:value-type="string">
            <text:p>landuse=forest</text:p>
          </table:table-cell>
          <table:table-cell office:value-type="float" office:value="1" calcext:value-type="float">
            <text:p>1</text:p>
          </table:table-cell>
          <table:table-cell table:number-columns-repeated="68"/>
        </table:table-row>
        <table:table-row table:style-name="ro1">
          <table:table-cell office:value-type="string" calcext:value-type="string">
            <text:p>1.1.1</text:p>
          </table:table-cell>
          <table:table-cell office:value-type="string" calcext:value-type="string">
            <text:p>Secano</text:p>
          </table:table-cell>
          <table:table-cell office:value-type="string" calcext:value-type="string">
            <text:p>landuse=forest</text:p>
          </table:table-cell>
          <table:table-cell office:value-type="float" office:value="1" calcext:value-type="float">
            <text:p>1</text:p>
          </table:table-cell>
          <table:table-cell table:number-columns-repeated="68"/>
        </table:table-row>
        <table:table-row table:style-name="ro1">
          <table:table-cell office:value-type="string" calcext:value-type="string">
            <text:p>1.1.1.1</text:p>
          </table:table-cell>
          <table:table-cell office:value-type="string" calcext:value-type="string">
            <text:p>Latifoliadas</text:p>
          </table:table-cell>
          <table:table-cell office:value-type="string" calcext:value-type="string">
            <text:p>landuse=forest+leaf_type=broadleaved</text:p>
          </table:table-cell>
          <table:table-cell office:value-type="float" office:value="1" calcext:value-type="float">
            <text:p>1</text:p>
          </table:table-cell>
          <table:table-cell table:number-columns-repeated="68"/>
        </table:table-row>
        <table:table-row table:style-name="ro1">
          <table:table-cell office:value-type="string" calcext:value-type="string">
            <text:p>1.1.1.2</text:p>
          </table:table-cell>
          <table:table-cell office:value-type="string" calcext:value-type="string">
            <text:p>Coníferas</text:p>
          </table:table-cell>
          <table:table-cell office:value-type="string" calcext:value-type="string">
            <text:p>landuse=forest+leaf_type=needleleaved</text:p>
          </table:table-cell>
          <table:table-cell office:value-type="float" office:value="1" calcext:value-type="float">
            <text:p>1</text:p>
          </table:table-cell>
          <table:table-cell table:number-columns-repeated="68"/>
        </table:table-row>
        <table:table-row table:style-name="ro1">
          <table:table-cell office:value-type="string" calcext:value-type="string">
            <text:p>1.1.2</text:p>
          </table:table-cell>
          <table:table-cell office:value-type="string" calcext:value-type="string">
            <text:p>Bajo riego</text:p>
          </table:table-cell>
          <table:table-cell office:value-type="string" calcext:value-type="string">
            <text:p>landuse=forest+irrigated=yes</text:p>
          </table:table-cell>
          <table:table-cell office:value-type="float" office:value="1" calcext:value-type="float">
            <text:p>1</text:p>
          </table:table-cell>
          <table:table-cell table:number-columns-repeated="68"/>
        </table:table-row>
        <table:table-row table:style-name="ro1">
          <table:table-cell office:value-type="string" calcext:value-type="string">
            <text:p>1.1.2.1</text:p>
          </table:table-cell>
          <table:table-cell office:value-type="string" calcext:value-type="string">
            <text:p>Latifoliadas</text:p>
          </table:table-cell>
          <table:table-cell office:value-type="string" calcext:value-type="string">
            <text:p>landuse=forest+irrigated=yes+leaf_type=broadleaved</text:p>
          </table:table-cell>
          <table:table-cell office:value-type="float" office:value="1" calcext:value-type="float">
            <text:p>1</text:p>
          </table:table-cell>
          <table:table-cell table:number-columns-repeated="68"/>
        </table:table-row>
        <table:table-row table:style-name="ro1">
          <table:table-cell office:value-type="string" calcext:value-type="string">
            <text:p>1.1.2.2</text:p>
          </table:table-cell>
          <table:table-cell office:value-type="string" calcext:value-type="string">
            <text:p>Coníferas</text:p>
          </table:table-cell>
          <table:table-cell office:value-type="string" calcext:value-type="string">
            <text:p>landuse=forest+irrigated=yes+leaf_type=needleleaved</text:p>
          </table:table-cell>
          <table:table-cell office:value-type="float" office:value="1" calcext:value-type="float">
            <text:p>1</text:p>
          </table:table-cell>
          <table:table-cell table:number-columns-repeated="68"/>
        </table:table-row>
        <table:table-row table:style-name="ro1">
          <table:table-cell office:value-type="string" calcext:value-type="string">
            <text:p>1.2.</text:p>
          </table:table-cell>
          <table:table-cell office:value-type="string" calcext:value-type="string">
            <text:p>Cultivo de arbustos</text:p>
          </table:table-cell>
          <table:table-cell office:value-type="string" calcext:value-type="string">
            <text:p>landuse=orchard</text:p>
          </table:table-cell>
          <table:table-cell office:value-type="float" office:value="2" calcext:value-type="float">
            <text:p>2</text:p>
          </table:table-cell>
          <table:table-cell table:number-columns-repeated="68"/>
        </table:table-row>
        <table:table-row table:style-name="ro1">
          <table:table-cell office:value-type="string" calcext:value-type="string">
            <text:p>1.2.1</text:p>
          </table:table-cell>
          <table:table-cell office:value-type="string" calcext:value-type="string">
            <text:p>Secano</text:p>
          </table:table-cell>
          <table:table-cell office:value-type="string" calcext:value-type="string">
            <text:p>landuse=orchard</text:p>
          </table:table-cell>
          <table:table-cell office:value-type="float" office:value="2" calcext:value-type="float">
            <text:p>2</text:p>
          </table:table-cell>
          <table:table-cell table:number-columns-repeated="68"/>
        </table:table-row>
        <table:table-row table:style-name="ro1">
          <table:table-cell office:value-type="string" calcext:value-type="string">
            <text:p>1.2.2</text:p>
          </table:table-cell>
          <table:table-cell office:value-type="string" calcext:value-type="string">
            <text:p>Bajo riego</text:p>
          </table:table-cell>
          <table:table-cell office:value-type="string" calcext:value-type="string">
            <text:p>landuse=orchard+irrigated=yes</text:p>
          </table:table-cell>
          <table:table-cell office:value-type="float" office:value="2" calcext:value-type="float">
            <text:p>2</text:p>
          </table:table-cell>
          <table:table-cell table:number-columns-repeated="68"/>
        </table:table-row>
        <table:table-row table:style-name="ro1">
          <table:table-cell office:value-type="string" calcext:value-type="string">
            <text:p>1.3</text:p>
          </table:table-cell>
          <table:table-cell office:value-type="string" calcext:value-type="string">
            <text:p>Cultivos herbáceos</text:p>
          </table:table-cell>
          <table:table-cell office:value-type="string" calcext:value-type="string">
            <text:p>landuse=farmland,landuse=meadow,landuse=greenhouse_horticulture</text:p>
          </table:table-cell>
          <table:table-cell office:value-type="float" office:value="3" calcext:value-type="float">
            <text:p>3</text:p>
          </table:table-cell>
          <table:table-cell table:number-columns-repeated="68"/>
        </table:table-row>
        <table:table-row table:style-name="ro1">
          <table:table-cell office:value-type="string" calcext:value-type="string">
            <text:p>1.3.1</text:p>
          </table:table-cell>
          <table:table-cell office:value-type="string" calcext:value-type="string">
            <text:p>Graminoideas</text:p>
          </table:table-cell>
          <table:table-cell office:value-type="string" calcext:value-type="string">
            <text:p>landuse=farmland+crop=zea,sorghum,triticum,</text:p>
          </table:table-cell>
          <table:table-cell office:value-type="float" office:value="3" calcext:value-type="float">
            <text:p>3</text:p>
          </table:table-cell>
          <table:table-cell table:number-columns-repeated="68"/>
        </table:table-row>
        <table:table-row table:style-name="ro1">
          <table:table-cell office:value-type="string" calcext:value-type="string">
            <text:p>1.3.1.1</text:p>
          </table:table-cell>
          <table:table-cell office:value-type="string" calcext:value-type="string">
            <text:p>Monocultivo</text:p>
          </table:table-cell>
          <table:table-cell office:value-type="string" calcext:value-type="string">
            <text:p>landuse=farmland</text:p>
          </table:table-cell>
          <table:table-cell office:value-type="float" office:value="3" calcext:value-type="float">
            <text:p>3</text:p>
          </table:table-cell>
          <table:table-cell table:number-columns-repeated="68"/>
        </table:table-row>
        <table:table-row table:style-name="ro1">
          <table:table-cell office:value-type="string" calcext:value-type="string">
            <text:p>1.3.1.1.1</text:p>
          </table:table-cell>
          <table:table-cell office:value-type="string" calcext:value-type="string">
            <text:p>Secano</text:p>
          </table:table-cell>
          <table:table-cell office:value-type="string" calcext:value-type="string">
            <text:p>landuse=farmland</text:p>
          </table:table-cell>
          <table:table-cell office:value-type="float" office:value="3" calcext:value-type="float">
            <text:p>3</text:p>
          </table:table-cell>
          <table:table-cell table:number-columns-repeated="68"/>
        </table:table-row>
        <table:table-row table:style-name="ro1">
          <table:table-cell office:value-type="string" calcext:value-type="string">
            <text:p>1.3.1.1.2</text:p>
          </table:table-cell>
          <table:table-cell office:value-type="string" calcext:value-type="string">
            <text:p>Bajo riego</text:p>
          </table:table-cell>
          <table:table-cell office:value-type="string" calcext:value-type="string">
            <text:p>landuse=farmland+irrigated=yes</text:p>
          </table:table-cell>
          <table:table-cell office:value-type="float" office:value="3" calcext:value-type="float">
            <text:p>3</text:p>
          </table:table-cell>
          <table:table-cell table:number-columns-repeated="68"/>
        </table:table-row>
        <table:table-row table:style-name="ro1">
          <table:table-cell office:value-type="string" calcext:value-type="string">
            <text:p>1.3.1.2</text:p>
          </table:table-cell>
          <table:table-cell office:value-type="string" calcext:value-type="string">
            <text:p>Cultivo múltiple</text:p>
          </table:table-cell>
          <table:table-cell office:value-type="string" calcext:value-type="string">
            <text:p>landuse=meadow</text:p>
          </table:table-cell>
          <table:table-cell office:value-type="float" office:value="4" calcext:value-type="float">
            <text:p>4</text:p>
          </table:table-cell>
          <table:table-cell table:number-columns-repeated="68"/>
        </table:table-row>
        <table:table-row table:style-name="ro1">
          <table:table-cell office:value-type="string" calcext:value-type="string">
            <text:p>1.3.1.2.1</text:p>
          </table:table-cell>
          <table:table-cell office:value-type="string" calcext:value-type="string">
            <text:p>Secano</text:p>
          </table:table-cell>
          <table:table-cell office:value-type="string" calcext:value-type="string">
            <text:p>landuse=meadow</text:p>
          </table:table-cell>
          <table:table-cell office:value-type="float" office:value="4" calcext:value-type="float">
            <text:p>4</text:p>
          </table:table-cell>
          <table:table-cell table:number-columns-repeated="68"/>
        </table:table-row>
        <table:table-row table:style-name="ro1">
          <table:table-cell office:value-type="string" calcext:value-type="string">
            <text:p>1.3.1.2.1</text:p>
          </table:table-cell>
          <table:table-cell office:value-type="string" calcext:value-type="string">
            <text:p>Bajo riego</text:p>
          </table:table-cell>
          <table:table-cell office:value-type="string" calcext:value-type="string">
            <text:p>landuse=meadow+irrigated=yes</text:p>
          </table:table-cell>
          <table:table-cell table:number-columns-repeated="69"/>
        </table:table-row>
        <table:table-row table:style-name="ro1">
          <table:table-cell office:value-type="string" calcext:value-type="string">
            <text:p>1.3.2</text:p>
          </table:table-cell>
          <table:table-cell office:value-type="string" calcext:value-type="string">
            <text:p>No graminoideas</text:p>
          </table:table-cell>
          <table:table-cell office:value-type="string" calcext:value-type="string">
            <text:p>landuse=farmland,landuse=meadow,landuse=greenhouse_horticulture</text:p>
          </table:table-cell>
          <table:table-cell table:number-columns-repeated="69"/>
        </table:table-row>
        <table:table-row table:style-name="ro1">
          <table:table-cell office:value-type="string" calcext:value-type="string">
            <text:p>1.3.2.1</text:p>
          </table:table-cell>
          <table:table-cell office:value-type="string" calcext:value-type="string">
            <text:p>Monocultivo</text:p>
          </table:table-cell>
          <table:table-cell table:number-columns-repeated="70"/>
        </table:table-row>
        <table:table-row table:style-name="ro1">
          <table:table-cell office:value-type="string" calcext:value-type="string">
            <text:p>1.3.2.1.1</text:p>
          </table:table-cell>
          <table:table-cell office:value-type="string" calcext:value-type="string">
            <text:p>Secano</text:p>
          </table:table-cell>
          <table:table-cell office:value-type="string" calcext:value-type="string">
            <text:p>landuse=farmland</text:p>
          </table:table-cell>
          <table:table-cell table:number-columns-repeated="69"/>
        </table:table-row>
        <table:table-row table:style-name="ro1">
          <table:table-cell office:value-type="string" calcext:value-type="string">
            <text:p>1.3.2.1.2</text:p>
          </table:table-cell>
          <table:table-cell office:value-type="string" calcext:value-type="string">
            <text:p>Bajo riego</text:p>
          </table:table-cell>
          <table:table-cell office:value-type="string" calcext:value-type="string">
            <text:p>landuse=farmland+irrigated=yes</text:p>
          </table:table-cell>
          <table:table-cell table:number-columns-repeated="69"/>
        </table:table-row>
        <table:table-row table:style-name="ro1">
          <table:table-cell office:value-type="string" calcext:value-type="string">
            <text:p>1.3.2.2</text:p>
          </table:table-cell>
          <table:table-cell office:value-type="string" calcext:value-type="string">
            <text:p>Cultivo múltiple</text:p>
          </table:table-cell>
          <table:table-cell table:number-columns-repeated="70"/>
        </table:table-row>
        <table:table-row table:style-name="ro1">
          <table:table-cell office:value-type="string" calcext:value-type="string">
            <text:p>1.3.2.2.1</text:p>
          </table:table-cell>
          <table:table-cell office:value-type="string" calcext:value-type="string">
            <text:p>Secano</text:p>
          </table:table-cell>
          <table:table-cell office:value-type="string" calcext:value-type="string">
            <text:p>landuse=meadow</text:p>
          </table:table-cell>
          <table:table-cell table:number-columns-repeated="69"/>
        </table:table-row>
        <table:table-row table:style-name="ro1">
          <table:table-cell office:value-type="string" calcext:value-type="string">
            <text:p>1.3.2.2.2</text:p>
          </table:table-cell>
          <table:table-cell office:value-type="string" calcext:value-type="string">
            <text:p>Bajo riego</text:p>
          </table:table-cell>
          <table:table-cell office:value-type="string" calcext:value-type="string">
            <text:p>landuse=meadow+irrigated=yes</text:p>
          </table:table-cell>
          <table:table-cell table:number-columns-repeated="69"/>
        </table:table-row>
        <table:table-row table:style-name="ro1">
          <table:table-cell table:style-name="ce3"/>
          <table:table-cell table:number-columns-repeated="7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Áreas terrestres cultivadas y/o manejada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ultivos herbáce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aminoidea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nocultiv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 secano</text:p>
          </table:table-cell>
          <table:table-cell office:value-type="string" calcext:value-type="string">
            <text:p>landuse</text:p>
          </table:table-cell>
          <table:table-cell office:value-type="string" calcext:value-type="string">
            <text:p>farmland</text:p>
          </table:table-cell>
          <table:table-cell table:number-columns-repeated="6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Áreas terrestres cultivadas y/o manejada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ultivos herbáce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aminoidea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nocultiv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jo riego</text:p>
          </table:table-cell>
          <table:table-cell office:value-type="string" calcext:value-type="string">
            <text:p>landuse</text:p>
          </table:table-cell>
          <table:table-cell office:value-type="string" calcext:value-type="string">
            <text:p>farmland</text:p>
          </table:table-cell>
          <table:table-cell office:value-type="string" calcext:value-type="string">
            <text:p>irrigated</text:p>
          </table:table-cell>
          <table:table-cell office:value-type="string" calcext:value-type="string">
            <text:p>yes</text:p>
          </table:table-cell>
          <table:table-cell table:number-columns-repeated="5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Áreas terrestres cultivadas y/o manejada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ultivos herbáce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aminoidea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ultivo múltip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 secano</text:p>
          </table:table-cell>
          <table:table-cell office:value-type="string" calcext:value-type="string">
            <text:p>landuse</text:p>
          </table:table-cell>
          <table:table-cell office:value-type="string" calcext:value-type="string">
            <text:p>meadow</text:p>
          </table:table-cell>
          <table:table-cell table:number-columns-repeated="6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Áreas terrestres cultivadas y/o manejada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ultivos herbáce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aminoidea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ultivo múltip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jo riego</text:p>
          </table:table-cell>
          <table:table-cell office:value-type="string" calcext:value-type="string">
            <text:p>landuse</text:p>
          </table:table-cell>
          <table:table-cell office:value-type="string" calcext:value-type="string">
            <text:p>meadow</text:p>
          </table:table-cell>
          <table:table-cell office:value-type="string" calcext:value-type="string">
            <text:p>irrigated</text:p>
          </table:table-cell>
          <table:table-cell office:value-type="string" calcext:value-type="string">
            <text:p>yes</text:p>
          </table:table-cell>
          <table:table-cell table:number-columns-repeated="5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Áreas terrestres cultivadas y/o manejada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ultivos herbáce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 graminoidea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nocultiv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 secano</text:p>
          </table:table-cell>
          <table:table-cell office:value-type="string" calcext:value-type="string">
            <text:p>landuse</text:p>
          </table:table-cell>
          <table:table-cell office:value-type="string" calcext:value-type="string">
            <text:p>farmland</text:p>
          </table:table-cell>
          <table:table-cell table:number-columns-repeated="6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Áreas terrestres cultivadas y/o manejada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ultivos herbáce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 graminoidea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nocultiv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jo riego</text:p>
          </table:table-cell>
          <table:table-cell office:value-type="string" calcext:value-type="string">
            <text:p>landuse</text:p>
          </table:table-cell>
          <table:table-cell office:value-type="string" calcext:value-type="string">
            <text:p>farmland</text:p>
          </table:table-cell>
          <table:table-cell office:value-type="string" calcext:value-type="string">
            <text:p>irrigated</text:p>
          </table:table-cell>
          <table:table-cell office:value-type="string" calcext:value-type="string">
            <text:p>yes</text:p>
          </table:table-cell>
          <table:table-cell table:number-columns-repeated="5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Áreas terrestres cultivadas y/o manejada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ultivos herbáce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 graminoidea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ultivo múltip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 secano</text:p>
          </table:table-cell>
          <table:table-cell office:value-type="string" calcext:value-type="string">
            <text:p>landuse</text:p>
          </table:table-cell>
          <table:table-cell office:value-type="string" calcext:value-type="string">
            <text:p>meadow</text:p>
          </table:table-cell>
          <table:table-cell table:number-columns-repeated="6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Áreas terrestres cultivadas y/o manejada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ultivos herbáce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 graminoidea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ultivo múltip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jo riego</text:p>
          </table:table-cell>
          <table:table-cell office:value-type="string" calcext:value-type="string">
            <text:p>landuse</text:p>
          </table:table-cell>
          <table:table-cell office:value-type="string" calcext:value-type="string">
            <text:p>meadow</text:p>
          </table:table-cell>
          <table:table-cell office:value-type="string" calcext:value-type="string">
            <text:p>irrigated</text:p>
          </table:table-cell>
          <table:table-cell office:value-type="string" calcext:value-type="string">
            <text:p>yes</text:p>
          </table:table-cell>
          <table:table-cell table:number-columns-repeated="5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Áreas terrestres cultivadas y/o manejada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Áreas urbanas vegetadas</text:p>
          </table:table-cell>
          <table:table-cell table:number-columns-repeated="6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Áreas naturales o seminaturales de vegetación terrestr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Árboles</text:p>
          </table:table-cell>
          <table:table-cell table:number-columns-repeated="6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Áreas naturales o seminaturales de vegetación terrestre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bustos</text:p>
          </table:table-cell>
          <table:table-cell table:number-columns-repeated="6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Áreas naturales o seminaturales de vegetación terrestre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erbáceas (pastizales)</text:p>
          </table:table-cell>
          <table:table-cell table:number-columns-repeated="6"/>
          <table:table-cell office:value-type="string" calcext:value-type="string">
            <text:p>landuse</text:p>
          </table:table-cell>
          <table:table-cell office:value-type="string" calcext:value-type="string">
            <text:p>meadow</text:p>
          </table:table-cell>
          <table:table-cell table:number-columns-repeated="6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Vegetación natural en áreas regularmente inundadas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Árboles</text:p>
          </table:table-cell>
          <table:table-cell table:number-columns-repeated="6"/>
          <table:table-cell office:value-type="string" calcext:value-type="string">
            <text:p>leisure</text:p>
          </table:table-cell>
          <table:table-cell office:value-type="string" calcext:value-type="string">
            <text:p>park</text:p>
          </table:table-cell>
          <table:table-cell table:number-columns-repeated="6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Vegetación natural en áreas regularmente inundadas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bustos</text:p>
          </table:table-cell>
          <table:table-cell table:number-columns-repeated="6"/>
          <table:table-cell office:value-type="string" calcext:value-type="string">
            <text:p>natural</text:p>
          </table:table-cell>
          <table:table-cell office:value-type="string" calcext:value-type="string">
            <text:p>wood</text:p>
          </table:table-cell>
          <table:table-cell table:number-columns-repeated="6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Vegetación natural en áreas regularmente inundadas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erbáceas (pastizales)</text:p>
          </table:table-cell>
          <table:table-cell table:number-columns-repeated="6"/>
          <table:table-cell office:value-type="string" calcext:value-type="string">
            <text:p>natural</text:p>
          </table:table-cell>
          <table:table-cell office:value-type="string" calcext:value-type="string">
            <text:p>scrub</text:p>
          </table:table-cell>
          <table:table-cell table:number-columns-repeated="6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uperficies artificiales y áreas asociada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perficies construidas.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Áreas urbanas</text:p>
          </table:table-cell>
          <table:table-cell table:number-columns-repeated="4"/>
          <table:table-cell office:value-type="string" calcext:value-type="string">
            <text:p>natural</text:p>
          </table:table-cell>
          <table:table-cell office:value-type="string" calcext:value-type="string">
            <text:p>grassland</text:p>
          </table:table-cell>
          <table:table-cell table:number-columns-repeated="6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uperficies artificiales y áreas asociada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perficies construidas.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errocarriles y vías de circulación. </text:p>
          </table:table-cell>
          <table:table-cell table:number-columns-repeated="6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uperficies artificiales y áreas asociada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perficies construidas.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nstrucciones y vivienda rural </text:p>
          </table:table-cell>
          <table:table-cell table:number-columns-repeated="6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uperficies artificiales y áreas asociada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perficies construidas.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strucciones industriales, de servicios </text:p>
          </table:table-cell>
          <table:table-cell table:number-columns-repeated="6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uperficies artificiales y áreas asociada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perficies no construidas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acción de minerales, basurales y áreas en construcción. </text:p>
          </table:table-cell>
          <table:table-cell table:number-columns-repeated="6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Áreas naturales sin cobertura veget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solidada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cas</text:p>
          </table:table-cell>
          <table:table-cell table:number-columns-repeated="6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Áreas naturales sin cobertura veget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solidada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alares</text:p>
          </table:table-cell>
          <table:table-cell table:number-columns-repeated="6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Áreas naturales sin cobertura veget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 consolidada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unas</text:p>
          </table:table-cell>
          <table:table-cell table:number-columns-repeated="6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Áreas naturales sin cobertura veget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 consolidada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alinas</text:p>
          </table:table-cell>
          <table:table-cell table:number-columns-repeated="6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uerpos de agua, nieve o hielo artific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manente</text:p>
          </table:table-cell>
          <table:table-cell table:number-columns-repeated="6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uerpos de agua, nieve o hielo artifici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 permanente</text:p>
          </table:table-cell>
          <table:table-cell table:number-columns-repeated="6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uerpos de agua, nieve o hielo natu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u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stacionari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manente</text:p>
          </table:table-cell>
          <table:table-cell table:number-columns-repeated="6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uerpos de agua, nieve o hielo natu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u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stacionari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mporario</text:p>
          </table:table-cell>
          <table:table-cell table:number-columns-repeated="6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uerpos de agua, nieve o hielo natu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u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 movimien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manente</text:p>
          </table:table-cell>
          <table:table-cell table:number-columns-repeated="6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uerpos de agua, nieve o hielo natu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u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 movimient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mporario</text:p>
          </table:table-cell>
          <table:table-cell table:number-columns-repeated="6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uerpos de agua, nieve o hielo natur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iev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stacionarios</text:p>
          </table:table-cell>
          <table:table-cell table:number-columns-repeated="6"/>
          <table:table-cell office:value-type="string" calcext:value-type="string">
            <text:p>Vegetación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áreas</text:p>
          </table:table-cell>
          <table:table-cell table:number-columns-repeated="5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uerpos de agua, nieve o hielo natur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iel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ieve o hielo</text:p>
          </table:table-cell>
          <table:table-cell table:number-columns-repeated="66"/>
        </table:table-row>
        <table:table-row table:style-name="ro1" table:number-rows-repeated="21">
          <table:table-cell table:number-columns-repeated="72"/>
        </table:table-row>
        <table:table-row table:style-name="ro1">
          <table:table-cell table:number-columns-repeated="71"/>
          <table:table-cell office:value-type="string" calcext:value-type="string">
            <text:p>railway,</text:p>
          </table:table-cell>
        </table:table-row>
      </table:table>
      <table:table table:name="inta-fao" table:style-name="ta1"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lass</text:p>
          </table:table-cell>
          <table:table-cell office:value-type="string" calcext:value-type="string">
            <text:p>class_number</text:p>
          </table:table-cell>
          <table:table-cell office:value-type="string" calcext:value-type="string">
            <text:p>class_priority</text:p>
          </table:table-cell>
          <table:table-cell office:value-type="string" calcext:value-type="string">
            <text:p>class_name_short</text:p>
          </table:table-cell>
          <table:table-cell office:value-type="string" calcext:value-type="string">
            <text:p>class_name</text:p>
          </table:table-cell>
          <table:table-cell office:value-type="string" calcext:value-type="string">
            <text:p>osm_tag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Áreas cultivadas y/o manejadas</text:p>
          </table:table-cell>
          <table:table-cell office:value-type="string" calcext:value-type="string">
            <text:p>Áreas terrestres cultivadas y/o manejadas</text:p>
          </table:table-cell>
          <table:table-cell office:value-type="string" calcext:value-type="string">
            <text:p>garden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Áreas cultivadas y/o manejadas</text:p>
          </table:table-cell>
          <table:table-cell office:value-type="string" calcext:value-type="string">
            <text:p>Áreas terrestres cultivadas y/o manejadas</text:p>
          </table:table-cell>
          <table:table-cell office:value-type="string" calcext:value-type="string">
            <text:p>park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Áreas cultivadas y/o manejadas</text:p>
          </table:table-cell>
          <table:table-cell office:value-type="string" calcext:value-type="string">
            <text:p>Áreas terrestres cultivadas y/o manejadas</text:p>
          </table:table-cell>
          <table:table-cell office:value-type="string" calcext:value-type="string">
            <text:p>golf_course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Áreas cultivadas y/o manejadas</text:p>
          </table:table-cell>
          <table:table-cell office:value-type="string" calcext:value-type="string">
            <text:p>Áreas terrestres cultivadas y/o manejadas</text:p>
          </table:table-cell>
          <table:table-cell office:value-type="string" calcext:value-type="string">
            <text:p>shrubbery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Áreas cultivadas y/o manejadas</text:p>
          </table:table-cell>
          <table:table-cell office:value-type="string" calcext:value-type="string">
            <text:p>Áreas terrestres cultivadas y/o manejadas</text:p>
          </table:table-cell>
          <table:table-cell office:value-type="string" calcext:value-type="string">
            <text:p>farmland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Áreas cultivadas y/o manejadas</text:p>
          </table:table-cell>
          <table:table-cell office:value-type="string" calcext:value-type="string">
            <text:p>Áreas terrestres cultivadas y/o manejadas</text:p>
          </table:table-cell>
          <table:table-cell office:value-type="string" calcext:value-type="string">
            <text:p>forest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Áreas cultivadas y/o manejadas</text:p>
          </table:table-cell>
          <table:table-cell office:value-type="string" calcext:value-type="string">
            <text:p>Áreas terrestres cultivadas y/o manejadas</text:p>
          </table:table-cell>
          <table:table-cell office:value-type="string" calcext:value-type="string">
            <text:p>greenhouse_horticulture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Áreas cultivadas y/o manejadas</text:p>
          </table:table-cell>
          <table:table-cell office:value-type="string" calcext:value-type="string">
            <text:p>Áreas terrestres cultivadas y/o manejadas</text:p>
          </table:table-cell>
          <table:table-cell office:value-type="string" calcext:value-type="string">
            <text:p>meadow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Áreas cultivadas y/o manejadas</text:p>
          </table:table-cell>
          <table:table-cell office:value-type="string" calcext:value-type="string">
            <text:p>Áreas terrestres cultivadas y/o manejadas</text:p>
          </table:table-cell>
          <table:table-cell office:value-type="string" calcext:value-type="string">
            <text:p>orchard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Áreas cultivadas y/o manejadas</text:p>
          </table:table-cell>
          <table:table-cell office:value-type="string" calcext:value-type="string">
            <text:p>Áreas terrestres cultivadas y/o manejadas</text:p>
          </table:table-cell>
          <table:table-cell office:value-type="string" calcext:value-type="string">
            <text:p>plant_nursery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Áreas cultivadas y/o manejadas</text:p>
          </table:table-cell>
          <table:table-cell office:value-type="string" calcext:value-type="string">
            <text:p>Áreas terrestres cultivadas y/o manejadas</text:p>
          </table:table-cell>
          <table:table-cell office:value-type="string" calcext:value-type="string">
            <text:p>vineyard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reas naturales terrestres vegetadas</text:p>
          </table:table-cell>
          <table:table-cell office:value-type="string" calcext:value-type="string">
            <text:p>Áreas naturales y seminaturales de vegetación predominantemente terrestre</text:p>
          </table:table-cell>
          <table:table-cell office:value-type="string" calcext:value-type="string">
            <text:p>fell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reas naturales terrestres vegetadas</text:p>
          </table:table-cell>
          <table:table-cell office:value-type="string" calcext:value-type="string">
            <text:p>Áreas naturales y seminaturales de vegetación predominantemente terrestre</text:p>
          </table:table-cell>
          <table:table-cell office:value-type="string" calcext:value-type="string">
            <text:p>grass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reas naturales terrestres vegetadas</text:p>
          </table:table-cell>
          <table:table-cell office:value-type="string" calcext:value-type="string">
            <text:p>Áreas naturales y seminaturales de vegetación predominantemente terrestre</text:p>
          </table:table-cell>
          <table:table-cell office:value-type="string" calcext:value-type="string">
            <text:p>grassland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reas naturales terrestres vegetadas</text:p>
          </table:table-cell>
          <table:table-cell office:value-type="string" calcext:value-type="string">
            <text:p>Áreas naturales y seminaturales de vegetación predominantemente terrestre</text:p>
          </table:table-cell>
          <table:table-cell office:value-type="string" calcext:value-type="string">
            <text:p>greenfield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reas naturales terrestres vegetadas</text:p>
          </table:table-cell>
          <table:table-cell office:value-type="string" calcext:value-type="string">
            <text:p>Áreas naturales y seminaturales de vegetación predominantemente terrestre</text:p>
          </table:table-cell>
          <table:table-cell office:value-type="string" calcext:value-type="string">
            <text:p>heath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reas naturales terrestres vegetadas</text:p>
          </table:table-cell>
          <table:table-cell office:value-type="string" calcext:value-type="string">
            <text:p>Áreas naturales y seminaturales de vegetación predominantemente terrestre</text:p>
          </table:table-cell>
          <table:table-cell office:value-type="string" calcext:value-type="string">
            <text:p>scrub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reas naturales terrestres vegetadas</text:p>
          </table:table-cell>
          <table:table-cell office:value-type="string" calcext:value-type="string">
            <text:p>Áreas naturales y seminaturales de vegetación predominantemente terrestre</text:p>
          </table:table-cell>
          <table:table-cell office:value-type="string" calcext:value-type="string">
            <text:p>tundra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reas naturales terrestres vegetadas</text:p>
          </table:table-cell>
          <table:table-cell office:value-type="string" calcext:value-type="string">
            <text:p>Áreas naturales y seminaturales de vegetación predominantemente terrestre</text:p>
          </table:table-cell>
          <table:table-cell office:value-type="string" calcext:value-type="string">
            <text:p>wood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egetación natural anegada/inundada o acuática</text:p>
          </table:table-cell>
          <table:table-cell office:value-type="string" calcext:value-type="string">
            <text:p>Vegetación natural o semi-natural de áreas regularmente inundadas/anegadas o acuáticas</text:p>
          </table:table-cell>
          <table:table-cell office:value-type="string" calcext:value-type="string">
            <text:p>march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egetación natural anegada/inundada o acuática</text:p>
          </table:table-cell>
          <table:table-cell office:value-type="string" calcext:value-type="string">
            <text:p>Vegetación natural o semi-natural de áreas regularmente inundadas/anegadas o acuáticas</text:p>
          </table:table-cell>
          <table:table-cell office:value-type="string" calcext:value-type="string">
            <text:p>shoal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egetación natural anegada/inundada o acuática</text:p>
          </table:table-cell>
          <table:table-cell office:value-type="string" calcext:value-type="string">
            <text:p>Vegetación natural o semi-natural de áreas regularmente inundadas/anegadas o acuáticas</text:p>
          </table:table-cell>
          <table:table-cell office:value-type="string" calcext:value-type="string">
            <text:p>tidal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egetación natural anegada/inundada o acuática</text:p>
          </table:table-cell>
          <table:table-cell office:value-type="string" calcext:value-type="string">
            <text:p>Vegetación natural o semi-natural de áreas regularmente inundadas/anegadas o acuáticas</text:p>
          </table:table-cell>
          <table:table-cell office:value-type="string" calcext:value-type="string">
            <text:p>wetland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uperficies artificiales y áreas asociadas</text:p>
          </table:table-cell>
          <table:table-cell office:value-type="string" calcext:value-type="string">
            <text:p>common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uperficies artificiales y áreas asociadas</text:p>
          </table:table-cell>
          <table:table-cell office:value-type="string" calcext:value-type="string">
            <text:p>allotments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uperficies artificiales y áreas asociadas</text:p>
          </table:table-cell>
          <table:table-cell office:value-type="string" calcext:value-type="string">
            <text:p>brownfield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uperficies artificiales y áreas asociadas</text:p>
          </table:table-cell>
          <table:table-cell office:value-type="string" calcext:value-type="string">
            <text:p>cemetery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uperficies artificiales y áreas asociadas</text:p>
          </table:table-cell>
          <table:table-cell office:value-type="string" calcext:value-type="string">
            <text:p>commercial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uperficies artificiales y áreas asociadas</text:p>
          </table:table-cell>
          <table:table-cell office:value-type="string" calcext:value-type="string">
            <text:p>construction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uperficies artificiales y áreas asociadas</text:p>
          </table:table-cell>
          <table:table-cell office:value-type="string" calcext:value-type="string">
            <text:p>farmyard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uperficies artificiales y áreas asociadas</text:p>
          </table:table-cell>
          <table:table-cell office:value-type="string" calcext:value-type="string">
            <text:p>harbour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uperficies artificiales y áreas asociadas</text:p>
          </table:table-cell>
          <table:table-cell office:value-type="string" calcext:value-type="string">
            <text:p>industrial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uperficies artificiales y áreas asociadas</text:p>
          </table:table-cell>
          <table:table-cell office:value-type="string" calcext:value-type="string">
            <text:p>landfill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uperficies artificiales y áreas asociadas</text:p>
          </table:table-cell>
          <table:table-cell office:value-type="string" calcext:value-type="string">
            <text:p>lock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uperficies artificiales y áreas asociadas</text:p>
          </table:table-cell>
          <table:table-cell office:value-type="string" calcext:value-type="string">
            <text:p>marina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uperficies artificiales y áreas asociadas</text:p>
          </table:table-cell>
          <table:table-cell office:value-type="string" calcext:value-type="string">
            <text:p>pitch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uperficies artificiales y áreas asociadas</text:p>
          </table:table-cell>
          <table:table-cell office:value-type="string" calcext:value-type="string">
            <text:p>playground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uperficies artificiales y áreas asociadas</text:p>
          </table:table-cell>
          <table:table-cell office:value-type="string" calcext:value-type="string">
            <text:p>port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uperficies artificiales y áreas asociadas</text:p>
          </table:table-cell>
          <table:table-cell office:value-type="string" calcext:value-type="string">
            <text:p>quarry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uperficies artificiales y áreas asociadas</text:p>
          </table:table-cell>
          <table:table-cell office:value-type="string" calcext:value-type="string">
            <text:p>recreation_ground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uperficies artificiales y áreas asociadas</text:p>
          </table:table-cell>
          <table:table-cell office:value-type="string" calcext:value-type="string">
            <text:p>railway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uperficies artificiales y áreas asociadas</text:p>
          </table:table-cell>
          <table:table-cell office:value-type="string" calcext:value-type="string">
            <text:p>residential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uperficies artificiales y áreas asociadas</text:p>
          </table:table-cell>
          <table:table-cell office:value-type="string" calcext:value-type="string">
            <text:p>retail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uperficies artificiales y áreas asociadas</text:p>
          </table:table-cell>
          <table:table-cell office:value-type="string" calcext:value-type="string">
            <text:p>sports_centre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uperficies artificiales y áreas asociadas</text:p>
          </table:table-cell>
          <table:table-cell office:value-type="string" calcext:value-type="string">
            <text:p>stadium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uperficies artificiales y áreas asociadas</text:p>
          </table:table-cell>
          <table:table-cell office:value-type="string" calcext:value-type="string">
            <text:p>village_green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uperficies artificiales y áreas asociadas</text:p>
          </table:table-cell>
          <table:table-cell office:value-type="string" calcext:value-type="string">
            <text:p>track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uperficies artificiales y áreas asociadas</text:p>
          </table:table-cell>
          <table:table-cell office:value-type="string" calcext:value-type="string">
            <text:p>university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uperficies artificiales y áreas asociadas</text:p>
          </table:table-cell>
          <table:table-cell office:value-type="string" calcext:value-type="string">
            <text:p>education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uperficies artificiales y áreas asociadas</text:p>
          </table:table-cell>
          <table:table-cell office:value-type="string" calcext:value-type="string">
            <text:p>zoo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Áreas naturales sin vegetación</text:p>
          </table:table-cell>
          <table:table-cell office:value-type="string" calcext:value-type="string">
            <text:p>bare_rock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Áreas naturales sin vegetación</text:p>
          </table:table-cell>
          <table:table-cell office:value-type="string" calcext:value-type="string">
            <text:p>beach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Áreas naturales sin vegetación</text:p>
          </table:table-cell>
          <table:table-cell office:value-type="string" calcext:value-type="string">
            <text:p>desert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Áreas naturales sin vegetación</text:p>
          </table:table-cell>
          <table:table-cell office:value-type="string" calcext:value-type="string">
            <text:p>dune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Áreas naturales sin vegetación</text:p>
          </table:table-cell>
          <table:table-cell office:value-type="string" calcext:value-type="string">
            <text:p>sand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Áreas naturales sin vegetación</text:p>
          </table:table-cell>
          <table:table-cell office:value-type="string" calcext:value-type="string">
            <text:p>scree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Áreas naturales sin vegetación</text:p>
          </table:table-cell>
          <table:table-cell office:value-type="string" calcext:value-type="string">
            <text:p>shingle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uerpos de agua artificiales</text:p>
          </table:table-cell>
          <table:table-cell office:value-type="string" calcext:value-type="string">
            <text:p>Cuerpos de agua, nieve o hielo artificial</text:p>
          </table:table-cell>
          <table:table-cell office:value-type="string" calcext:value-type="string">
            <text:p>basin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uerpos de agua artificiales</text:p>
          </table:table-cell>
          <table:table-cell office:value-type="string" calcext:value-type="string">
            <text:p>Cuerpos de agua, nieve o hielo artificial</text:p>
          </table:table-cell>
          <table:table-cell office:value-type="string" calcext:value-type="string">
            <text:p>salt_pond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uerpos de agua artificiales</text:p>
          </table:table-cell>
          <table:table-cell office:value-type="string" calcext:value-type="string">
            <text:p>Cuerpos de agua, nieve o hielo artificial</text:p>
          </table:table-cell>
          <table:table-cell office:value-type="string" calcext:value-type="string">
            <text:p>dock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uerpos de agua artificiales</text:p>
          </table:table-cell>
          <table:table-cell office:value-type="string" calcext:value-type="string">
            <text:p>Cuerpos de agua, nieve o hielo artificial</text:p>
          </table:table-cell>
          <table:table-cell office:value-type="string" calcext:value-type="string">
            <text:p>canal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uerpos de agua artificiales</text:p>
          </table:table-cell>
          <table:table-cell office:value-type="string" calcext:value-type="string">
            <text:p>Cuerpos de agua, nieve o hielo artificial</text:p>
          </table:table-cell>
          <table:table-cell office:value-type="string" calcext:value-type="string">
            <text:p>reservoir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gua, nieve o hielo natural</text:p>
          </table:table-cell>
          <table:table-cell office:value-type="string" calcext:value-type="string">
            <text:p>Cuerpos de agua, nieve o hielo natural</text:p>
          </table:table-cell>
          <table:table-cell office:value-type="string" calcext:value-type="string">
            <text:p>glacier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gua, nieve o hielo natural</text:p>
          </table:table-cell>
          <table:table-cell office:value-type="string" calcext:value-type="string">
            <text:p>Cuerpos de agua, nieve o hielo natural</text:p>
          </table:table-cell>
          <table:table-cell office:value-type="string" calcext:value-type="string">
            <text:p>reef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gua, nieve o hielo natural</text:p>
          </table:table-cell>
          <table:table-cell office:value-type="string" calcext:value-type="string">
            <text:p>Cuerpos de agua, nieve o hielo natural</text:p>
          </table:table-cell>
          <table:table-cell office:value-type="string" calcext:value-type="string">
            <text:p>river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gua, nieve o hielo natural</text:p>
          </table:table-cell>
          <table:table-cell office:value-type="string" calcext:value-type="string">
            <text:p>Cuerpos de agua, nieve o hielo natural</text:p>
          </table:table-cell>
          <table:table-cell office:value-type="string" calcext:value-type="string">
            <text:p>riverbank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gua, nieve o hielo natural</text:p>
          </table:table-cell>
          <table:table-cell office:value-type="string" calcext:value-type="string">
            <text:p>Cuerpos de agua, nieve o hielo natural</text:p>
          </table:table-cell>
          <table:table-cell office:value-type="string" calcext:value-type="string">
            <text:p>stream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gua, nieve o hielo natural</text:p>
          </table:table-cell>
          <table:table-cell office:value-type="string" calcext:value-type="string">
            <text:p>Cuerpos de agua, nieve o hielo natural</text:p>
          </table:table-cell>
          <table:table-cell office:value-type="string" calcext:value-type="string">
            <text:p>water</text:p>
          </table:table-cell>
          <table:table-cell table:number-columns-repeated="3"/>
        </table:table-row>
        <table:table-row table:style-name="ro1" table:number-rows-repeated="33">
          <table:table-cell table:number-columns-repeated="9"/>
        </table:table-row>
        <table:table-row table:style-name="ro1">
          <table:table-cell/>
          <table:table-cell table:style-name="ce3" table:number-columns-repeated="3"/>
          <table:table-cell table:number-columns-repeated="5"/>
        </table:table-row>
      </table:table>
      <table:table table:name="Corine LULC" table:style-name="ta1">
        <table:table-column table:style-name="co8" table:default-cell-style-name="ce9"/>
        <table:table-column table:style-name="co9" table:default-cell-style-name="ce9"/>
        <table:table-column table:style-name="co10" table:default-cell-style-name="ce9"/>
        <table:table-column table:style-name="co1" table:number-columns-repeated="16381" table:default-cell-style-name="ce9"/>
        <table:table-row table:style-name="ro1">
          <table:table-cell table:style-name="ce1" office:value-type="string" calcext:value-type="string">
            <text:p>Code </text:p>
          </table:table-cell>
          <table:table-cell table:style-name="ce1" office:value-type="string" calcext:value-type="string">
            <text:p>Description </text:p>
          </table:table-cell>
          <table:table-cell table:style-name="ce1" office:value-type="string" calcext:value-type="string">
            <text:p>Tags</text:p>
          </table:table-cell>
          <table:table-cell table:style-name="ce4"/>
          <table:table-cell table:number-columns-repeated="1638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 table:number-columns-spanned="2" table:number-rows-spanned="1">
            <text:p><text:a xlink:href="http://sia.eionet.europa.eu/CLC2000/classes/Pictures?CLCcategory=1/1.1&amp;CLCtitle=Urban%20fabric" xlink:type="simple">Artificial surfaces</text:a> </text:p>
          </table:table-cell>
          <table:covered-table-cell/>
          <table:table-cell table:style-name="ce5"/>
          <table:table-cell table:number-columns-repeated="16380"/>
        </table:table-row>
        <table:table-row table:style-name="ro1">
          <table:table-cell table:style-name="ce2" office:value-type="string" calcext:value-type="string">
            <text:p>1.1 </text:p>
          </table:table-cell>
          <table:table-cell table:style-name="ce2" office:value-type="string" calcext:value-type="string" table:number-columns-spanned="2" table:number-rows-spanned="1">
            <text:p><text:a xlink:href="http://sia.eionet.europa.eu/CLC2000/classes/Pictures?CLCcategory=1/1.1&amp;CLCtitle=Urban%20fabric" xlink:type="simple">Urban fabric</text:a> </text:p>
          </table:table-cell>
          <table:covered-table-cell/>
          <table:table-cell table:style-name="ce5"/>
          <table:table-cell table:number-columns-repeated="16380"/>
        </table:table-row>
        <table:table-row table:style-name="ro1">
          <table:table-cell table:style-name="ce2" office:value-type="string" calcext:value-type="string">
            <text:p>1.1.1 </text:p>
          </table:table-cell>
          <table:table-cell table:style-name="ce2" office:value-type="string" calcext:value-type="string">
            <text:p><text:a xlink:href="http://sia.eionet.europa.eu/CLC2000/classes/Pictures?CLCcategory=1/1.1/1.1.1&amp;CLCtitle=Continuous%20urban%20fabric" xlink:type="simple">Continuous urban fabric</text:a> </text:p>
          </table:table-cell>
          <table:table-cell table:style-name="ce2" office:value-type="string" calcext:value-type="string">
            <text:p><text:a xlink:href="https://wiki.openstreetmap.org/wiki/Key:landuse" xlink:type="simple">landuse</text:a>=<text:a xlink:href="https://wiki.openstreetmap.org/wiki/Tag:landuse%3Dresidential" xlink:type="simple">residential</text:a>, <text:a xlink:href="https://wiki.openstreetmap.org/wiki/Key:landuse" xlink:type="simple">landuse</text:a>=<text:a xlink:href="https://wiki.openstreetmap.org/wiki/Tag:landuse%3Dcommercial" xlink:type="simple">commercial</text:a>, <text:a xlink:href="https://wiki.openstreetmap.org/wiki/Key:landuse" xlink:type="simple">landuse</text:a>=<text:a xlink:href="https://wiki.openstreetmap.org/wiki/Tag:landuse%3Dretail" xlink:type="simple">retail</text:a> and <text:a xlink:href="https://wiki.openstreetmap.org/wiki/Key:landuse" xlink:type="simple">landuse</text:a>=<text:a xlink:href="https://wiki.openstreetmap.org/wiki/Tag:landuse%3Dindustrial" xlink:type="simple">industrial</text:a> </text:p>
          </table:table-cell>
          <table:table-cell table:style-name="ce5"/>
          <table:table-cell table:number-columns-repeated="16380"/>
        </table:table-row>
        <table:table-row table:style-name="ro1">
          <table:table-cell table:style-name="ce2" office:value-type="string" calcext:value-type="string">
            <text:p>1.1.2 </text:p>
          </table:table-cell>
          <table:table-cell table:style-name="ce2" office:value-type="string" calcext:value-type="string">
            <text:p><text:a xlink:href="http://sia.eionet.europa.eu/CLC2000/classes/Pictures?CLCcategory=1/1.1/1.1.2&amp;CLCtitle=Discontinuous%20urban%20fabric" xlink:type="simple">Discontinuous urban fabric</text:a> </text:p>
          </table:table-cell>
          <table:table-cell table:style-name="ce2" office:value-type="string" calcext:value-type="string">
            <text:p><text:a xlink:href="https://wiki.openstreetmap.org/wiki/Key:landuse" xlink:type="simple">landuse</text:a>=<text:a xlink:href="https://wiki.openstreetmap.org/wiki/Tag:landuse%3Dresidential" xlink:type="simple">residential</text:a>, <text:a xlink:href="https://wiki.openstreetmap.org/wiki/Key:landuse" xlink:type="simple">landuse</text:a>=<text:a xlink:href="https://wiki.openstreetmap.org/wiki/Tag:landuse%3Dcommercial" xlink:type="simple">commercial</text:a>, <text:a xlink:href="https://wiki.openstreetmap.org/wiki/Key:landuse" xlink:type="simple">landuse</text:a>=<text:a xlink:href="https://wiki.openstreetmap.org/wiki/Tag:landuse%3Dretail" xlink:type="simple">retail</text:a> and <text:a xlink:href="https://wiki.openstreetmap.org/wiki/Key:landuse" xlink:type="simple">landuse</text:a>=<text:a xlink:href="https://wiki.openstreetmap.org/wiki/Tag:landuse%3Dindustrial" xlink:type="simple">industrial</text:a> </text:p>
          </table:table-cell>
          <table:table-cell table:style-name="ce5"/>
          <table:table-cell table:number-columns-repeated="16380"/>
        </table:table-row>
        <table:table-row table:style-name="ro1">
          <table:table-cell table:style-name="ce2" office:value-type="string" calcext:value-type="string">
            <text:p>1.2 </text:p>
          </table:table-cell>
          <table:table-cell table:style-name="ce2" office:value-type="string" calcext:value-type="string" table:number-columns-spanned="2" table:number-rows-spanned="1">
            <text:p><text:a xlink:href="http://sia.eionet.europa.eu/CLC2000/classes/Pictures?CLCcategory=1/1.2&amp;CLCtitle=Industrial,%20comercial%20and%20transport%20units" xlink:type="simple">Industrial, commercial and transport units</text:a> </text:p>
          </table:table-cell>
          <table:covered-table-cell/>
          <table:table-cell table:style-name="ce5"/>
          <table:table-cell table:number-columns-repeated="16380"/>
        </table:table-row>
        <table:table-row table:style-name="ro1">
          <table:table-cell table:style-name="ce2" office:value-type="string" calcext:value-type="string">
            <text:p>1.2.1 </text:p>
          </table:table-cell>
          <table:table-cell table:style-name="ce2" office:value-type="string" calcext:value-type="string">
            <text:p><text:a xlink:href="http://sia.eionet.europa.eu/CLC2000/classes/Pictures?CLCcategory=1/1.2/1.2.1&amp;CLCtitle=Industrial%20or%20commercial%20units" xlink:type="simple">Industrial or commercial units</text:a> </text:p>
          </table:table-cell>
          <table:table-cell table:style-name="ce2" office:value-type="string" calcext:value-type="string">
            <text:p><text:a xlink:href="https://wiki.openstreetmap.org/wiki/Key:landuse" xlink:type="simple">landuse</text:a>=<text:a xlink:href="https://wiki.openstreetmap.org/wiki/Tag:landuse%3Dindustrial" xlink:type="simple">industrial</text:a>, <text:a xlink:href="https://wiki.openstreetmap.org/wiki/Key:landuse" xlink:type="simple">landuse</text:a>=<text:a xlink:href="https://wiki.openstreetmap.org/wiki/Tag:landuse%3Dcommercial" xlink:type="simple">commercial</text:a>, or <text:a xlink:href="https://wiki.openstreetmap.org/wiki/Key:landuse" xlink:type="simple">landuse</text:a>=<text:a xlink:href="https://wiki.openstreetmap.org/wiki/Tag:landuse%3Dretail" xlink:type="simple">retail</text:a> </text:p>
          </table:table-cell>
          <table:table-cell table:style-name="ce5"/>
          <table:table-cell table:number-columns-repeated="16380"/>
        </table:table-row>
        <table:table-row table:style-name="ro2">
          <table:table-cell table:style-name="ce2" office:value-type="string" calcext:value-type="string">
            <text:p>1.2.2 </text:p>
          </table:table-cell>
          <table:table-cell table:style-name="ce2" office:value-type="string" calcext:value-type="string">
            <text:p><text:a xlink:href="http://sia.eionet.europa.eu/CLC2000/classes/Pictures?CLCcategory=1/1.2/1.2.2&amp;CLCtitle=Road%20and%20rail%20networks%20and%20associated%20land" xlink:type="simple">Road and rail networks and associated land</text:a> </text:p>
          </table:table-cell>
          <table:table-cell table:style-name="ce2" office:value-type="string" calcext:value-type="string">
            <text:p><text:a xlink:href="https://wiki.openstreetmap.org/wiki/Key:landuse" xlink:type="simple">landuse</text:a>=<text:a xlink:href="https://wiki.openstreetmap.org/wiki/Tag:landuse%3Drailway" xlink:type="simple">railway</text:a> for railway areas only. This class is a mix of road and rail landuse; landuse=highway is not commonly used. </text:p>
          </table:table-cell>
          <table:table-cell table:style-name="ce5"/>
          <table:table-cell table:number-columns-repeated="16380"/>
        </table:table-row>
        <table:table-row table:style-name="ro3">
          <table:table-cell table:style-name="ce2" office:value-type="string" calcext:value-type="string">
            <text:p>1.2.3 </text:p>
          </table:table-cell>
          <table:table-cell table:style-name="ce2" office:value-type="string" calcext:value-type="string">
            <text:p><text:a xlink:href="http://sia.eionet.europa.eu/CLC2000/classes/Pictures?CLCcategory=1/1.2/1.2.3&amp;CLCtitle=Port%20areas" xlink:type="simple">Port areas</text:a> </text:p>
          </table:table-cell>
          <table:table-cell table:style-name="ce2" office:value-type="string" calcext:value-type="string">
            <text:p><text:a xlink:href="https://wiki.openstreetmap.org/wiki/Key:landuse" xlink:type="simple">landuse</text:a>=<text:a xlink:href="https://wiki.openstreetmap.org/wiki/Tag:landuse%3Dindustrial" xlink:type="simple">industrial</text:a> + <text:a xlink:href="https://wiki.openstreetmap.org/wiki/Key:industrial" xlink:type="simple">industrial</text:a>=<text:a xlink:href="https://wiki.openstreetmap.org/wiki/Tag:industrial%3Dport" xlink:type="simple">port</text:a> or <text:a xlink:href="https://wiki.openstreetmap.org/wiki/Key:leisure" xlink:type="simple">leisure</text:a>=<text:a xlink:href="https://wiki.openstreetmap.org/wiki/Tag:leisure%3Dmarina" xlink:type="simple">marina</text:a> </text:p>
          </table:table-cell>
          <table:table-cell table:style-name="ce5"/>
          <table:table-cell table:number-columns-repeated="16380"/>
        </table:table-row>
        <table:table-row table:style-name="ro3">
          <table:table-cell table:style-name="ce2" office:value-type="string" calcext:value-type="string">
            <text:p>1.2.4 </text:p>
          </table:table-cell>
          <table:table-cell table:style-name="ce2" office:value-type="string" calcext:value-type="string">
            <text:p><text:a xlink:href="http://sia.eionet.europa.eu/CLC2000/classes/Pictures?CLCcategory=1/1.2/1.2.4&amp;CLCtitle=Airports" xlink:type="simple">Airports</text:a> </text:p>
          </table:table-cell>
          <table:table-cell table:style-name="ce2" office:value-type="string" calcext:value-type="string">
            <text:p><text:a xlink:href="https://wiki.openstreetmap.org/wiki/Key:aeroway" xlink:type="simple">aeroway</text:a>=<text:a xlink:href="https://wiki.openstreetmap.org/wiki/Tag:aeroway%3Daerodrome" xlink:type="simple">aerodrome</text:a> </text:p>
          </table:table-cell>
          <table:table-cell table:style-name="ce5"/>
          <table:table-cell table:number-columns-repeated="16380"/>
        </table:table-row>
        <table:table-row table:style-name="ro3">
          <table:table-cell table:style-name="ce2" office:value-type="string" calcext:value-type="string">
            <text:p>1.3 </text:p>
          </table:table-cell>
          <table:table-cell table:style-name="ce2" office:value-type="string" calcext:value-type="string" table:number-columns-spanned="2" table:number-rows-spanned="1">
            <text:p><text:a xlink:href="http://sia.eionet.europa.eu/CLC2000/classes/Pictures?CLCcategory=1/1.3&amp;CLCtitle=Mine,%20dump%20and%20construction%20sites" xlink:type="simple">Mine, dump and construction sites</text:a> </text:p>
          </table:table-cell>
          <table:covered-table-cell/>
          <table:table-cell table:style-name="ce5"/>
          <table:table-cell table:number-columns-repeated="16380"/>
        </table:table-row>
        <table:table-row table:style-name="ro3">
          <table:table-cell table:style-name="ce2" office:value-type="string" calcext:value-type="string">
            <text:p>1.3.1 </text:p>
          </table:table-cell>
          <table:table-cell table:style-name="ce2" office:value-type="string" calcext:value-type="string">
            <text:p><text:a xlink:href="http://sia.eionet.europa.eu/CLC2000/classes/Pictures?CLCcategory=1/1.3/1.3.1&amp;CLCtitle=Mineral%20extraction%20sites" xlink:type="simple">Mineral extraction sites</text:a> </text:p>
          </table:table-cell>
          <table:table-cell table:style-name="ce2" office:value-type="string" calcext:value-type="string">
            <text:p><text:a xlink:href="https://wiki.openstreetmap.org/wiki/Key:landuse" xlink:type="simple">landuse</text:a>=<text:a xlink:href="https://wiki.openstreetmap.org/wiki/Tag:landuse%3Dquarry" xlink:type="simple">quarry</text:a> </text:p>
          </table:table-cell>
          <table:table-cell table:style-name="ce5"/>
          <table:table-cell table:number-columns-repeated="16380"/>
        </table:table-row>
        <table:table-row table:style-name="ro3">
          <table:table-cell table:style-name="ce2" office:value-type="string" calcext:value-type="string">
            <text:p>1.3.2 </text:p>
          </table:table-cell>
          <table:table-cell table:style-name="ce2" office:value-type="string" calcext:value-type="string">
            <text:p><text:a xlink:href="http://sia.eionet.europa.eu/CLC2000/classes/Pictures?CLCcategory=1/1.3/1.3.2&amp;CLCtitle=Dump%20sites" xlink:type="simple">Dump sites</text:a> </text:p>
          </table:table-cell>
          <table:table-cell table:style-name="ce2" office:value-type="string" calcext:value-type="string">
            <text:p><text:a xlink:href="https://wiki.openstreetmap.org/wiki/Key:landuse" xlink:type="simple">landuse</text:a>=<text:a xlink:href="https://wiki.openstreetmap.org/wiki/Tag:landuse%3Dlandfill" xlink:type="simple">landfill</text:a> </text:p>
          </table:table-cell>
          <table:table-cell table:style-name="ce5"/>
          <table:table-cell table:number-columns-repeated="16380"/>
        </table:table-row>
        <table:table-row table:style-name="ro3">
          <table:table-cell table:style-name="ce2" office:value-type="string" calcext:value-type="string">
            <text:p>1.3.3 </text:p>
          </table:table-cell>
          <table:table-cell table:style-name="ce2" office:value-type="string" calcext:value-type="string">
            <text:p><text:a xlink:href="http://sia.eionet.europa.eu/CLC2000/classes/Pictures?CLCcategory=1/1.3/1.3.3&amp;CLCtitle=Construction%20sites" xlink:type="simple">Construction sites</text:a> </text:p>
          </table:table-cell>
          <table:table-cell table:style-name="ce2" office:value-type="string" calcext:value-type="string">
            <text:p><text:a xlink:href="https://wiki.openstreetmap.org/wiki/Key:landuse" xlink:type="simple">landuse</text:a>=<text:a xlink:href="https://wiki.openstreetmap.org/wiki/Tag:landuse%3Dconstruction" xlink:type="simple">construction</text:a> </text:p>
          </table:table-cell>
          <table:table-cell table:style-name="ce5"/>
          <table:table-cell table:number-columns-repeated="16380"/>
        </table:table-row>
        <table:table-row table:style-name="ro3">
          <table:table-cell table:style-name="ce2" office:value-type="string" calcext:value-type="string">
            <text:p>1.4 </text:p>
          </table:table-cell>
          <table:table-cell table:style-name="ce2" office:value-type="string" calcext:value-type="string" table:number-columns-spanned="2" table:number-rows-spanned="1">
            <text:p><text:a xlink:href="http://sia.eionet.europa.eu/CLC2000/classes/Pictures?CLCcategory=1/1.4&amp;CLCtitle=Artificial,%20non-agricultural%20vegetated%20areas" xlink:type="simple">Artificial, non-agricultural vegetated areas</text:a> </text:p>
          </table:table-cell>
          <table:covered-table-cell/>
          <table:table-cell table:style-name="ce5"/>
          <table:table-cell table:number-columns-repeated="16380"/>
        </table:table-row>
        <table:table-row table:style-name="ro2">
          <table:table-cell table:style-name="ce2" office:value-type="string" calcext:value-type="string">
            <text:p>1.4.1 </text:p>
          </table:table-cell>
          <table:table-cell table:style-name="ce2" office:value-type="string" calcext:value-type="string">
            <text:p><text:a xlink:href="http://sia.eionet.europa.eu/CLC2000/classes/Pictures?CLCcategory=1/1.4/1.4.1&amp;CLCtitle=Green%20urban%20areas" xlink:type="simple">Green urban areas</text:a> </text:p>
          </table:table-cell>
          <table:table-cell table:style-name="ce2" office:value-type="string" calcext:value-type="string">
            <text:p>Several tags are possible: <text:a xlink:href="https://wiki.openstreetmap.org/wiki/Key:leisure" xlink:type="simple">leisure</text:a>=<text:a xlink:href="https://wiki.openstreetmap.org/wiki/Tag:leisure%3Dpark" xlink:type="simple">park</text:a>, <text:a xlink:href="https://wiki.openstreetmap.org/wiki/Key:leisure" xlink:type="simple">leisure</text:a>=<text:a xlink:href="https://wiki.openstreetmap.org/wiki/Tag:leisure%3Dgarden" xlink:type="simple">garden</text:a>, <text:a xlink:href="https://wiki.openstreetmap.org/wiki/Key:leisure" xlink:type="simple">leisure</text:a>=<text:a xlink:href="https://wiki.openstreetmap.org/wiki/Tag:leisure%3Dpitch" xlink:type="simple">pitch</text:a>, <text:a xlink:href="https://wiki.openstreetmap.org/wiki/Key:leisure" xlink:type="simple">leisure</text:a>=<text:a xlink:href="https://wiki.openstreetmap.org/wiki/Tag:leisure%3Dgolf_course" xlink:type="simple">golf_course</text:a>,<text:a xlink:href="https://wiki.openstreetmap.org/wiki/Key:landuse" xlink:type="simple">landuse</text:a>=<text:a xlink:href="https://wiki.openstreetmap.org/wiki/Tag:landuse%3Dgrass" xlink:type="simple">grass</text:a>, <text:a xlink:href="https://wiki.openstreetmap.org/wiki/Key:natural" xlink:type="simple">natural</text:a>=<text:a xlink:href="https://wiki.openstreetmap.org/wiki/Tag:natural%3Dwood" xlink:type="simple">wood</text:a>, and other tags </text:p>
          </table:table-cell>
          <table:table-cell table:style-name="ce5"/>
          <table:table-cell table:number-columns-repeated="16380"/>
        </table:table-row>
        <table:table-row table:style-name="ro3">
          <table:table-cell table:style-name="ce2" office:value-type="string" calcext:value-type="string">
            <text:p>1.4.2 </text:p>
          </table:table-cell>
          <table:table-cell table:style-name="ce2" office:value-type="string" calcext:value-type="string">
            <text:p><text:a xlink:href="http://sia.eionet.europa.eu/CLC2000/classes/Pictures?CLCcategory=1/1.4/1.4.2&amp;CLCtitle=Sport%20and%20leisure%20facilities" xlink:type="simple">Sport and leisure facilities</text:a> </text:p>
          </table:table-cell>
          <table:table-cell table:style-name="ce2" office:value-type="string" calcext:value-type="string">
            <text:p>See <text:a xlink:href="https://wiki.openstreetmap.org/wiki/Key:leisure" xlink:type="simple">leisure</text:a>=* for the many possibilities. </text:p>
          </table:table-cell>
          <table:table-cell table:style-name="ce5"/>
          <table:table-cell table:number-columns-repeated="16380"/>
        </table:table-row>
        <table:table-row table:style-name="ro3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 table:number-columns-spanned="2" table:number-rows-spanned="1">
            <text:p><text:a xlink:href="http://sia.eionet.europa.eu/CLC2000/classes/Pictures?CLCcategory=2&amp;CLCtitle=Agricultural%20areas" xlink:type="simple">Agricultural areas</text:a> </text:p>
          </table:table-cell>
          <table:covered-table-cell/>
          <table:table-cell table:style-name="ce5"/>
          <table:table-cell table:number-columns-repeated="16380"/>
        </table:table-row>
        <table:table-row table:style-name="ro3">
          <table:table-cell table:style-name="ce2" office:value-type="string" calcext:value-type="string">
            <text:p>2.1 </text:p>
          </table:table-cell>
          <table:table-cell table:style-name="ce2" office:value-type="string" calcext:value-type="string" table:number-columns-spanned="2" table:number-rows-spanned="1">
            <text:p><text:a xlink:href="http://sia.eionet.europa.eu/CLC2000/classes/Pictures?CLCcategory=2/2.1&amp;CLCtitle=Arable%20land" xlink:type="simple">Arable land</text:a> </text:p>
          </table:table-cell>
          <table:covered-table-cell/>
          <table:table-cell table:style-name="ce5"/>
          <table:table-cell table:number-columns-repeated="16380"/>
        </table:table-row>
        <table:table-row table:style-name="ro3">
          <table:table-cell table:style-name="ce2" office:value-type="string" calcext:value-type="string">
            <text:p>2.1.1 </text:p>
          </table:table-cell>
          <table:table-cell table:style-name="ce2" office:value-type="string" calcext:value-type="string">
            <text:p><text:a xlink:href="http://sia.eionet.europa.eu/CLC2000/classes/Pictures?CLCcategory=2/2.1/2.1.1&amp;CLCtitle=Non-irrigated%20arable%20land" xlink:type="simple">Non-irrigated arable land</text:a> </text:p>
          </table:table-cell>
          <table:table-cell table:style-name="ce2" office:value-type="string" calcext:value-type="string">
            <text:p><text:a xlink:href="https://wiki.openstreetmap.org/wiki/Key:landuse" xlink:type="simple">landuse</text:a>=<text:a xlink:href="https://wiki.openstreetmap.org/wiki/Tag:landuse%3Dfarmland" xlink:type="simple">farmland</text:a> </text:p>
          </table:table-cell>
          <table:table-cell table:style-name="ce5"/>
          <table:table-cell table:number-columns-repeated="16380"/>
        </table:table-row>
        <table:table-row table:style-name="ro3">
          <table:table-cell table:style-name="ce2" office:value-type="string" calcext:value-type="string">
            <text:p>2.1.2 </text:p>
          </table:table-cell>
          <table:table-cell table:style-name="ce2" office:value-type="string" calcext:value-type="string">
            <text:p><text:a xlink:href="http://sia.eionet.europa.eu/CLC2000/classes/Pictures?CLCcategory=2/2.1/2.1.2&amp;CLCtitle=Permanently%20irrigated%20land" xlink:type="simple">Permanently irrigated land</text:a> </text:p>
          </table:table-cell>
          <table:table-cell table:style-name="ce2" office:value-type="string" calcext:value-type="string">
            <text:p><text:a xlink:href="https://wiki.openstreetmap.org/wiki/Key:landuse" xlink:type="simple">landuse</text:a>=<text:a xlink:href="https://wiki.openstreetmap.org/wiki/Tag:landuse%3Dfarmland" xlink:type="simple">farmland</text:a> </text:p>
          </table:table-cell>
          <table:table-cell table:style-name="ce5"/>
          <table:table-cell table:number-columns-repeated="16380"/>
        </table:table-row>
        <table:table-row table:style-name="ro3">
          <table:table-cell table:style-name="ce2" office:value-type="string" calcext:value-type="string">
            <text:p>2.1.3 </text:p>
          </table:table-cell>
          <table:table-cell table:style-name="ce2" office:value-type="string" calcext:value-type="string">
            <text:p><text:a xlink:href="http://sia.eionet.europa.eu/CLC2000/classes/Pictures?CLCcategory=2/2.1/2.1.3&amp;CLCtitle=Rice%20fields" xlink:type="simple">Rice fields</text:a> </text:p>
          </table:table-cell>
          <table:table-cell table:style-name="ce2" office:value-type="string" calcext:value-type="string">
            <text:p><text:a xlink:href="https://wiki.openstreetmap.org/wiki/Key:landuse" xlink:type="simple">landuse</text:a>=<text:a xlink:href="https://wiki.openstreetmap.org/wiki/Tag:landuse%3Dfarmland" xlink:type="simple">farmland</text:a> + <text:a xlink:href="https://wiki.openstreetmap.org/wiki/Key:crop" xlink:type="simple">crop</text:a>=<text:a xlink:href="https://wiki.openstreetmap.org/wiki/Tag:crop%3Drice" xlink:type="simple">rice</text:a> </text:p>
          </table:table-cell>
          <table:table-cell table:style-name="ce5"/>
          <table:table-cell table:number-columns-repeated="16380"/>
        </table:table-row>
        <table:table-row table:style-name="ro3">
          <table:table-cell table:style-name="ce2" office:value-type="string" calcext:value-type="string">
            <text:p>2.2 </text:p>
          </table:table-cell>
          <table:table-cell table:style-name="ce2" office:value-type="string" calcext:value-type="string" table:number-columns-spanned="2" table:number-rows-spanned="1">
            <text:p><text:a xlink:href="http://sia.eionet.europa.eu/CLC2000/classes/Pictures?CLCcategory=2/2.2&amp;CLCtitle=Permanent%20crops" xlink:type="simple">Permanent crops</text:a> </text:p>
          </table:table-cell>
          <table:covered-table-cell/>
          <table:table-cell table:style-name="ce5"/>
          <table:table-cell table:number-columns-repeated="16380"/>
        </table:table-row>
        <table:table-row table:style-name="ro3">
          <table:table-cell table:style-name="ce2" office:value-type="string" calcext:value-type="string">
            <text:p>2.2.1 </text:p>
          </table:table-cell>
          <table:table-cell table:style-name="ce2" office:value-type="string" calcext:value-type="string">
            <text:p><text:a xlink:href="http://sia.eionet.europa.eu/CLC2000/classes/Pictures?CLCcategory=2/2.2/2.2.1&amp;CLCtitle=Vineyards" xlink:type="simple">Vineyards</text:a> </text:p>
          </table:table-cell>
          <table:table-cell table:style-name="ce2" office:value-type="string" calcext:value-type="string">
            <text:p><text:a xlink:href="https://wiki.openstreetmap.org/wiki/Key:landuse" xlink:type="simple">landuse</text:a>=<text:a xlink:href="https://wiki.openstreetmap.org/wiki/Tag:landuse%3Dvineyard" xlink:type="simple">vineyard</text:a> </text:p>
          </table:table-cell>
          <table:table-cell table:style-name="ce5"/>
          <table:table-cell table:number-columns-repeated="16380"/>
        </table:table-row>
        <table:table-row table:style-name="ro3">
          <table:table-cell table:style-name="ce2" office:value-type="string" calcext:value-type="string">
            <text:p>2.2.2 </text:p>
          </table:table-cell>
          <table:table-cell table:style-name="ce2" office:value-type="string" calcext:value-type="string">
            <text:p><text:a xlink:href="http://sia.eionet.europa.eu/CLC2000/classes/Pictures?CLCcategory=2/2.2/2.2.2&amp;CLCtitle=Fruit%20trees%20and%20berry%20plantations" xlink:type="simple">Fruit trees and berry plantations</text:a> </text:p>
          </table:table-cell>
          <table:table-cell table:style-name="ce2" office:value-type="string" calcext:value-type="string">
            <text:p><text:a xlink:href="https://wiki.openstreetmap.org/wiki/Key:landuse" xlink:type="simple">landuse</text:a>=<text:a xlink:href="https://wiki.openstreetmap.org/wiki/Tag:landuse%3Dorchard" xlink:type="simple">orchard</text:a> </text:p>
          </table:table-cell>
          <table:table-cell table:style-name="ce5"/>
          <table:table-cell table:number-columns-repeated="16380"/>
        </table:table-row>
        <table:table-row table:style-name="ro3">
          <table:table-cell table:style-name="ce2" office:value-type="string" calcext:value-type="string">
            <text:p>2.2.3 </text:p>
          </table:table-cell>
          <table:table-cell table:style-name="ce2" office:value-type="string" calcext:value-type="string">
            <text:p><text:a xlink:href="http://sia.eionet.europa.eu/CLC2000/classes/Pictures?CLCcategory=2/2.2/2.2.3&amp;CLCtitle=Olive%20groves" xlink:type="simple">Olive groves</text:a> </text:p>
          </table:table-cell>
          <table:table-cell table:style-name="ce2" office:value-type="string" calcext:value-type="string">
            <text:p><text:a xlink:href="https://wiki.openstreetmap.org/wiki/Key:landuse" xlink:type="simple">landuse</text:a>=<text:a xlink:href="https://wiki.openstreetmap.org/wiki/Tag:landuse%3Dorchard" xlink:type="simple">orchard</text:a> + <text:a xlink:href="https://wiki.openstreetmap.org/wiki/Key:trees" xlink:type="simple">trees</text:a>=<text:a xlink:href="https://wiki.openstreetmap.org/wiki/Tag:trees%3Dolive_trees" xlink:type="simple">olive_trees</text:a> </text:p>
          </table:table-cell>
          <table:table-cell table:style-name="ce5"/>
          <table:table-cell table:number-columns-repeated="16380"/>
        </table:table-row>
        <table:table-row table:style-name="ro3">
          <table:table-cell table:style-name="ce2" office:value-type="string" calcext:value-type="string">
            <text:p>2.3 </text:p>
          </table:table-cell>
          <table:table-cell table:style-name="ce2" office:value-type="string" calcext:value-type="string" table:number-columns-spanned="2" table:number-rows-spanned="1">
            <text:p><text:a xlink:href="http://sia.eionet.europa.eu/CLC2000/classes/Pictures?CLCcategory=2/2.3&amp;CLCtitle=Pastures" xlink:type="simple">Pastures</text:a> </text:p>
          </table:table-cell>
          <table:covered-table-cell/>
          <table:table-cell table:style-name="ce5"/>
          <table:table-cell table:number-columns-repeated="16380"/>
        </table:table-row>
        <table:table-row table:style-name="ro3">
          <table:table-cell table:style-name="ce2" office:value-type="string" calcext:value-type="string">
            <text:p>2.3.1 </text:p>
          </table:table-cell>
          <table:table-cell table:style-name="ce2" office:value-type="string" calcext:value-type="string">
            <text:p><text:a xlink:href="http://sia.eionet.europa.eu/CLC2000/classes/Pictures?CLCcategory=2/2.3/2.3.1&amp;CLCtitle=Pastures" xlink:type="simple">Pastures</text:a> </text:p>
          </table:table-cell>
          <table:table-cell table:style-name="ce2" office:value-type="string" calcext:value-type="string">
            <text:p><text:a xlink:href="https://wiki.openstreetmap.org/wiki/Key:landuse" xlink:type="simple">landuse</text:a>=<text:a xlink:href="https://wiki.openstreetmap.org/wiki/Tag:landuse%3Dmeadow" xlink:type="simple">meadow</text:a> </text:p>
          </table:table-cell>
          <table:table-cell table:style-name="ce5"/>
          <table:table-cell table:number-columns-repeated="16380"/>
        </table:table-row>
        <table:table-row table:style-name="ro3">
          <table:table-cell table:style-name="ce2" office:value-type="string" calcext:value-type="string">
            <text:p>2.4 </text:p>
          </table:table-cell>
          <table:table-cell table:style-name="ce2" office:value-type="string" calcext:value-type="string" table:number-columns-spanned="2" table:number-rows-spanned="1">
            <text:p><text:a xlink:href="http://sia.eionet.europa.eu/CLC2000/classes/Pictures?CLCcategory=2/2.4&amp;CLCtitle=Heterogeneous%20agricultural%20areas" xlink:type="simple">Heterogeneous agricultural areas</text:a> </text:p>
          </table:table-cell>
          <table:covered-table-cell/>
          <table:table-cell table:style-name="ce5"/>
          <table:table-cell table:number-columns-repeated="16380"/>
        </table:table-row>
        <table:table-row table:style-name="ro3">
          <table:table-cell table:style-name="ce2" office:value-type="string" calcext:value-type="string">
            <text:p>2.4.1 </text:p>
          </table:table-cell>
          <table:table-cell table:style-name="ce2" office:value-type="string" calcext:value-type="string">
            <text:p><text:a xlink:href="http://sia.eionet.europa.eu/CLC2000/classes/Pictures?CLCcategory=2/2.4/2.4.1&amp;CLCtitle=Annual%20crops%20associated%20with%20permanent%20crops" xlink:type="simple">Annual crops associated with permanent crops</text:a> </text:p>
          </table:table-cell>
          <table:table-cell table:style-name="ce2" office:value-type="string" calcext:value-type="string">
            <text:p>Usually but not always <text:a xlink:href="https://wiki.openstreetmap.org/wiki/Key:landuse" xlink:type="simple">landuse</text:a>=<text:a xlink:href="https://wiki.openstreetmap.org/wiki/Tag:landuse%3Dfarmland" xlink:type="simple">farmland</text:a> </text:p>
          </table:table-cell>
          <table:table-cell table:style-name="ce5"/>
          <table:table-cell table:number-columns-repeated="16380"/>
        </table:table-row>
        <table:table-row table:style-name="ro2">
          <table:table-cell table:style-name="ce2" office:value-type="string" calcext:value-type="string">
            <text:p>2.4.2 </text:p>
          </table:table-cell>
          <table:table-cell table:style-name="ce2" office:value-type="string" calcext:value-type="string">
            <text:p><text:a xlink:href="http://sia.eionet.europa.eu/CLC2000/classes/Pictures?CLCcategory=2/2.4/2.4.2&amp;CLCtitle=Complex%20cultivation%20patterns" xlink:type="simple">Complex cultivation patterns</text:a> </text:p>
          </table:table-cell>
          <table:table-cell table:style-name="ce2" office:value-type="string" calcext:value-type="string">
            <text:p>No single tag, consider <text:a xlink:href="https://wiki.openstreetmap.org/wiki/Key:landuse" xlink:type="simple">landuse</text:a>=<text:a xlink:href="https://wiki.openstreetmap.org/wiki/Tag:landuse%3Dfarmland" xlink:type="simple">farmland</text:a>, <text:a xlink:href="https://wiki.openstreetmap.org/wiki/Key:landuse" xlink:type="simple">landuse</text:a>=<text:a xlink:href="https://wiki.openstreetmap.org/wiki/Tag:landuse%3Dmeadow" xlink:type="simple">meadow</text:a>, <text:a xlink:href="https://wiki.openstreetmap.org/wiki/Key:landuse" xlink:type="simple">landuse</text:a>=<text:a xlink:href="https://wiki.openstreetmap.org/wiki/Tag:landuse%3Dorchard" xlink:type="simple">orchard</text:a> and <text:a xlink:href="https://wiki.openstreetmap.org/wiki/Key:landuse" xlink:type="simple">landuse</text:a>=<text:a xlink:href="https://wiki.openstreetmap.org/wiki/Tag:landuse%3Dfarmyard" xlink:type="simple">farmyard</text:a> for specific areas. </text:p>
          </table:table-cell>
          <table:table-cell table:style-name="ce5"/>
          <table:table-cell table:number-columns-repeated="16380"/>
        </table:table-row>
        <table:table-row table:style-name="ro4">
          <table:table-cell table:style-name="ce2" office:value-type="string" calcext:value-type="string">
            <text:p>2.4.3 </text:p>
          </table:table-cell>
          <table:table-cell table:style-name="ce2" office:value-type="string" calcext:value-type="string">
            <text:p><text:a xlink:href="http://sia.eionet.europa.eu/CLC2000/classes/Pictures?CLCcategory=2/2.4/2.4.3&amp;CLCtitle=Land%20principally%20occupied%20by%20agriculture,%20with%20significant%20areas%20of%20natural%20vegetation" xlink:type="simple">Land principally occupied by agriculture, with significant areas of natural vegetation</text:a> </text:p>
          </table:table-cell>
          <table:table-cell table:style-name="ce2" office:value-type="string" calcext:value-type="string">
            <text:p>No single tag, consider <text:a xlink:href="https://wiki.openstreetmap.org/wiki/Key:landuse" xlink:type="simple">landuse</text:a>=<text:a xlink:href="https://wiki.openstreetmap.org/wiki/Tag:landuse%3Dfarmland" xlink:type="simple">farmland</text:a>, <text:a xlink:href="https://wiki.openstreetmap.org/wiki/Key:landuse" xlink:type="simple">landuse</text:a>=<text:a xlink:href="https://wiki.openstreetmap.org/wiki/Tag:landuse%3Dmeadow" xlink:type="simple">meadow</text:a>, <text:a xlink:href="https://wiki.openstreetmap.org/wiki/Key:landuse" xlink:type="simple">landuse</text:a>=<text:a xlink:href="https://wiki.openstreetmap.org/wiki/Tag:landuse%3Dorchard" xlink:type="simple">orchard</text:a> and <text:a xlink:href="https://wiki.openstreetmap.org/wiki/Key:landuse" xlink:type="simple">landuse</text:a>=<text:a xlink:href="https://wiki.openstreetmap.org/wiki/Tag:landuse%3Dfarmyard" xlink:type="simple">farmyard</text:a> for specific agricultural areas, plus <text:a xlink:href="https://wiki.openstreetmap.org/wiki/Key:natural" xlink:type="simple">natural</text:a>=<text:a xlink:href="https://wiki.openstreetmap.org/wiki/Tag:natural%3Dwood" xlink:type="simple">wood</text:a>, <text:a xlink:href="https://wiki.openstreetmap.org/wiki/Key:natural" xlink:type="simple">natural</text:a>=<text:a xlink:href="https://wiki.openstreetmap.org/wiki/Tag:natural%3Dscrub" xlink:type="simple">scrub</text:a>, etc. for natural areas. </text:p>
          </table:table-cell>
          <table:table-cell table:style-name="ce5"/>
          <table:table-cell table:number-columns-repeated="16380"/>
        </table:table-row>
        <table:table-row table:style-name="ro2">
          <table:table-cell table:style-name="ce2" office:value-type="string" calcext:value-type="string">
            <text:p>2.4.4 </text:p>
          </table:table-cell>
          <table:table-cell table:style-name="ce2" office:value-type="string" calcext:value-type="string">
            <text:p><text:a xlink:href="http://sia.eionet.europa.eu/CLC2000/classes/Pictures?CLCcategory=2/2.4/2.4.4&amp;CLCtitle=Agro-forestry%20areas" xlink:type="simple">Agro-forestry areas</text:a> </text:p>
          </table:table-cell>
          <table:table-cell table:style-name="ce2" office:value-type="string" calcext:value-type="string">
            <text:p><text:a xlink:href="https://wiki.openstreetmap.org/wiki/Key:landuse" xlink:type="simple">landuse</text:a>=<text:a xlink:href="https://wiki.openstreetmap.org/wiki/Tag:landuse%3Dforest" xlink:type="simple">forest</text:a>, <text:a xlink:href="https://wiki.openstreetmap.org/wiki/Key:landuse" xlink:type="simple">landuse</text:a>=<text:a xlink:href="https://wiki.openstreetmap.org/wiki/Tag:landuse%3Dmeadow" xlink:type="simple">meadow</text:a>, <text:a xlink:href="https://wiki.openstreetmap.org/wiki/Key:landuse" xlink:type="simple">landuse</text:a>=<text:a xlink:href="https://wiki.openstreetmap.org/wiki/Tag:landuse%3Dfarmland" xlink:type="simple">farmland</text:a> or a combination - requires survey. </text:p>
          </table:table-cell>
          <table:table-cell table:style-name="ce5"/>
          <table:table-cell table:number-columns-repeated="16380"/>
        </table:table-row>
        <table:table-row table:style-name="ro3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 table:number-columns-spanned="2" table:number-rows-spanned="1">
            <text:p><text:a xlink:href="http://sia.eionet.europa.eu/CLC2000/classes/Pictures?CLCcategory=3&amp;CLCtitle=Forest%20and%20seminatural%20areas" xlink:type="simple">Forest and seminatural areas</text:a> </text:p>
          </table:table-cell>
          <table:covered-table-cell/>
          <table:table-cell table:style-name="ce5"/>
          <table:table-cell table:number-columns-repeated="16380"/>
        </table:table-row>
        <table:table-row table:style-name="ro3">
          <table:table-cell table:style-name="ce2" office:value-type="string" calcext:value-type="string">
            <text:p>3.1 </text:p>
          </table:table-cell>
          <table:table-cell table:style-name="ce2" office:value-type="string" calcext:value-type="string" table:number-columns-spanned="2" table:number-rows-spanned="1">
            <text:p><text:a xlink:href="http://sia.eionet.europa.eu/CLC2000/classes/Pictures?CLCcategory=3/3.1&amp;CLCtitle=Forests" xlink:type="simple">Forests</text:a> </text:p>
          </table:table-cell>
          <table:covered-table-cell/>
          <table:table-cell table:style-name="ce5"/>
          <table:table-cell table:number-columns-repeated="16380"/>
        </table:table-row>
        <table:table-row table:style-name="ro3">
          <table:table-cell table:style-name="ce2" office:value-type="string" calcext:value-type="string">
            <text:p>3.1.1 </text:p>
          </table:table-cell>
          <table:table-cell table:style-name="ce2" office:value-type="string" calcext:value-type="string">
            <text:p><text:a xlink:href="http://sia.eionet.europa.eu/CLC2000/classes/Pictures?CLCcategory=3/3.1/3.1.1&amp;CLCtitle=Broad-leaved%20forest" xlink:type="simple">Broad-leaved forest</text:a> </text:p>
          </table:table-cell>
          <table:table-cell table:style-name="ce2" office:value-type="string" calcext:value-type="string">
            <text:p><text:a xlink:href="https://wiki.openstreetmap.org/wiki/Key:landuse" xlink:type="simple">landuse</text:a>=<text:a xlink:href="https://wiki.openstreetmap.org/wiki/Tag:landuse%3Dforest" xlink:type="simple">forest</text:a> or <text:a xlink:href="https://wiki.openstreetmap.org/wiki/Key:natural" xlink:type="simple">natural</text:a>=<text:a xlink:href="https://wiki.openstreetmap.org/wiki/Tag:natural%3Dwood" xlink:type="simple">wood</text:a> + <text:a xlink:href="https://wiki.openstreetmap.org/wiki/Key:leaf_type" xlink:type="simple">leaf_type</text:a>=<text:a xlink:href="https://wiki.openstreetmap.org/wiki/Tag:leaf_type%3Dbroadleaved" xlink:type="simple">broadleaved</text:a> </text:p>
          </table:table-cell>
          <table:table-cell table:style-name="ce5"/>
          <table:table-cell table:number-columns-repeated="16380"/>
        </table:table-row>
        <table:table-row table:style-name="ro3">
          <table:table-cell table:style-name="ce2" office:value-type="string" calcext:value-type="string">
            <text:p>3.1.2 </text:p>
          </table:table-cell>
          <table:table-cell table:style-name="ce2" office:value-type="string" calcext:value-type="string">
            <text:p><text:a xlink:href="http://sia.eionet.europa.eu/CLC2000/classes/Pictures?CLCcategory=3/3.1/3.1.2&amp;CLCtitle=Coniferous%20forest" xlink:type="simple">Coniferous forest</text:a> </text:p>
          </table:table-cell>
          <table:table-cell table:style-name="ce2" office:value-type="string" calcext:value-type="string">
            <text:p><text:a xlink:href="https://wiki.openstreetmap.org/wiki/Key:landuse" xlink:type="simple">landuse</text:a>=<text:a xlink:href="https://wiki.openstreetmap.org/wiki/Tag:landuse%3Dforest" xlink:type="simple">forest</text:a> or <text:a xlink:href="https://wiki.openstreetmap.org/wiki/Key:natural" xlink:type="simple">natural</text:a>=<text:a xlink:href="https://wiki.openstreetmap.org/wiki/Tag:natural%3Dwood" xlink:type="simple">wood</text:a> + <text:a xlink:href="https://wiki.openstreetmap.org/wiki/Key:leaf_type" xlink:type="simple">leaf_type</text:a>=<text:a xlink:href="https://wiki.openstreetmap.org/wiki/Tag:leaf_type%3Dneedleleaved" xlink:type="simple">needleleaved</text:a> </text:p>
          </table:table-cell>
          <table:table-cell table:style-name="ce5"/>
          <table:table-cell table:number-columns-repeated="16380"/>
        </table:table-row>
        <table:table-row table:style-name="ro3">
          <table:table-cell table:style-name="ce2" office:value-type="string" calcext:value-type="string">
            <text:p>3.1.3 </text:p>
          </table:table-cell>
          <table:table-cell table:style-name="ce2" office:value-type="string" calcext:value-type="string">
            <text:p><text:a xlink:href="http://sia.eionet.europa.eu/CLC2000/classes/Pictures?CLCcategory=3/3.1/3.1.3&amp;CLCtitle=Mixed%20forest" xlink:type="simple">Mixed forest</text:a> </text:p>
          </table:table-cell>
          <table:table-cell table:style-name="ce2" office:value-type="string" calcext:value-type="string">
            <text:p><text:a xlink:href="https://wiki.openstreetmap.org/wiki/Key:landuse" xlink:type="simple">landuse</text:a>=<text:a xlink:href="https://wiki.openstreetmap.org/wiki/Tag:landuse%3Dforest" xlink:type="simple">forest</text:a> or <text:a xlink:href="https://wiki.openstreetmap.org/wiki/Key:natural" xlink:type="simple">natural</text:a>=<text:a xlink:href="https://wiki.openstreetmap.org/wiki/Tag:natural%3Dwood" xlink:type="simple">wood</text:a> + <text:a xlink:href="https://wiki.openstreetmap.org/wiki/Key:leaf_type" xlink:type="simple">leaf_type</text:a>=<text:a xlink:href="https://wiki.openstreetmap.org/wiki/Tag:leaf_type%3Dmixed" xlink:type="simple">mixed</text:a> </text:p>
          </table:table-cell>
          <table:table-cell table:style-name="ce5"/>
          <table:table-cell table:number-columns-repeated="16380"/>
        </table:table-row>
        <table:table-row table:style-name="ro3">
          <table:table-cell table:style-name="ce2" office:value-type="string" calcext:value-type="string">
            <text:p>3.2 </text:p>
          </table:table-cell>
          <table:table-cell table:style-name="ce2" office:value-type="string" calcext:value-type="string" table:number-columns-spanned="2" table:number-rows-spanned="1">
            <text:p><text:a xlink:href="http://sia.eionet.europa.eu/CLC2000/classes/Pictures?CLCcategory=3/3.2&amp;CLCtitle=Scrub%20and/or%20herbaceous%20vegetation%20associations" xlink:type="simple">Scrub and/or herbaceous vegetation associations</text:a> </text:p>
          </table:table-cell>
          <table:covered-table-cell/>
          <table:table-cell table:style-name="ce5"/>
          <table:table-cell table:number-columns-repeated="16380"/>
        </table:table-row>
        <table:table-row table:style-name="ro3">
          <table:table-cell table:style-name="ce2" office:value-type="string" calcext:value-type="string">
            <text:p>3.2.1 </text:p>
          </table:table-cell>
          <table:table-cell table:style-name="ce2" office:value-type="string" calcext:value-type="string">
            <text:p><text:a xlink:href="http://sia.eionet.europa.eu/CLC2000/classes/Pictures?CLCcategory=3/3.2/3.2.1&amp;CLCtitle=Natural%20grasslands" xlink:type="simple">Natural grasslands</text:a> </text:p>
          </table:table-cell>
          <table:table-cell table:style-name="ce2" office:value-type="string" calcext:value-type="string">
            <text:p><text:a xlink:href="https://wiki.openstreetmap.org/wiki/Key:natural" xlink:type="simple">natural</text:a>=<text:a xlink:href="https://wiki.openstreetmap.org/wiki/Tag:natural%3Dgrassland" xlink:type="simple">grassland</text:a> </text:p>
          </table:table-cell>
          <table:table-cell table:style-name="ce5"/>
          <table:table-cell table:number-columns-repeated="16380"/>
        </table:table-row>
        <table:table-row table:style-name="ro3">
          <table:table-cell table:style-name="ce2" office:value-type="string" calcext:value-type="string">
            <text:p>3.2.2 </text:p>
          </table:table-cell>
          <table:table-cell table:style-name="ce2" office:value-type="string" calcext:value-type="string">
            <text:p><text:a xlink:href="http://sia.eionet.europa.eu/CLC2000/classes/Pictures?CLCcategory=3/3.2/3.2.2&amp;CLCtitle=Moors%20and%20heathland" xlink:type="simple">Moors and heathland</text:a> </text:p>
          </table:table-cell>
          <table:table-cell table:style-name="ce2" office:value-type="string" calcext:value-type="string">
            <text:p><text:a xlink:href="https://wiki.openstreetmap.org/wiki/Key:natural" xlink:type="simple">natural</text:a>=<text:a xlink:href="https://wiki.openstreetmap.org/wiki/Tag:natural%3Dheath" xlink:type="simple">heath</text:a> </text:p>
          </table:table-cell>
          <table:table-cell table:style-name="ce5"/>
          <table:table-cell table:number-columns-repeated="16380"/>
        </table:table-row>
        <table:table-row table:style-name="ro3">
          <table:table-cell table:style-name="ce2" office:value-type="string" calcext:value-type="string">
            <text:p>3.2.3 </text:p>
          </table:table-cell>
          <table:table-cell table:style-name="ce2" office:value-type="string" calcext:value-type="string">
            <text:p><text:a xlink:href="http://sia.eionet.europa.eu/CLC2000/classes/Pictures?CLCcategory=3/3.2/3.2.3&amp;CLCtitle=Sclerophyllous%20vegetation" xlink:type="simple">Sclerophyllous vegetation</text:a> </text:p>
          </table:table-cell>
          <table:table-cell table:style-name="ce2" office:value-type="string" calcext:value-type="string">
            <text:p><text:a xlink:href="https://wiki.openstreetmap.org/wiki/Key:natural" xlink:type="simple">natural</text:a>=<text:a xlink:href="https://wiki.openstreetmap.org/wiki/Tag:natural%3Dscrub" xlink:type="simple">scrub</text:a> </text:p>
          </table:table-cell>
          <table:table-cell table:style-name="ce5"/>
          <table:table-cell table:number-columns-repeated="16380"/>
        </table:table-row>
        <table:table-row table:style-name="ro3">
          <table:table-cell table:style-name="ce2" office:value-type="string" calcext:value-type="string">
            <text:p>3.2.4 </text:p>
          </table:table-cell>
          <table:table-cell table:style-name="ce2" office:value-type="string" calcext:value-type="string">
            <text:p><text:a xlink:href="http://sia.eionet.europa.eu/CLC2000/classes/Pictures?CLCcategory=3/3.2/3.2.4&amp;CLCtitle=Transitional%20woodland-shrub" xlink:type="simple">Transitional woodland-shrub</text:a> </text:p>
          </table:table-cell>
          <table:table-cell table:style-name="ce2" office:value-type="string" calcext:value-type="string">
            <text:p><text:a xlink:href="https://wiki.openstreetmap.org/wiki/Key:natural" xlink:type="simple">natural</text:a>=<text:a xlink:href="https://wiki.openstreetmap.org/wiki/Tag:natural%3Dwood" xlink:type="simple">wood</text:a> or <text:a xlink:href="https://wiki.openstreetmap.org/wiki/Key:natural" xlink:type="simple">natural</text:a>=<text:a xlink:href="https://wiki.openstreetmap.org/wiki/Tag:natural%3Dscrub" xlink:type="simple">scrub</text:a> + <text:a xlink:href="https://wiki.openstreetmap.org/wiki/Key:leaf_type" xlink:type="simple">leaf_type</text:a>=<text:a xlink:href="https://wiki.openstreetmap.org/wiki/Tag:leaf_type%3Dmixed" xlink:type="simple">mixed</text:a> </text:p>
          </table:table-cell>
          <table:table-cell table:style-name="ce5"/>
          <table:table-cell table:number-columns-repeated="16380"/>
        </table:table-row>
        <table:table-row table:style-name="ro3">
          <table:table-cell table:style-name="ce2" office:value-type="string" calcext:value-type="string">
            <text:p>3.3 </text:p>
          </table:table-cell>
          <table:table-cell table:style-name="ce2" office:value-type="string" calcext:value-type="string" table:number-columns-spanned="2" table:number-rows-spanned="1">
            <text:p><text:a xlink:href="http://sia.eionet.europa.eu/CLC2000/classes/Pictures?CLCcategory=3/3.3&amp;CLCtitle=Open%20spaces%20with%20little%20or%20no%20vegetation" xlink:type="simple">Open spaces with little or no vegetation</text:a> </text:p>
          </table:table-cell>
          <table:covered-table-cell/>
          <table:table-cell table:style-name="ce5"/>
          <table:table-cell table:number-columns-repeated="16380"/>
        </table:table-row>
        <table:table-row table:style-name="ro3">
          <table:table-cell table:style-name="ce2" office:value-type="string" calcext:value-type="string">
            <text:p>3.3.1 </text:p>
          </table:table-cell>
          <table:table-cell table:style-name="ce2" office:value-type="string" calcext:value-type="string">
            <text:p><text:a xlink:href="http://sia.eionet.europa.eu/CLC2000/classes/Pictures?CLCcategory=3/3.3/3.3.1&amp;CLCtitle=Beaches,%20dunes,%20sands" xlink:type="simple">Beaches, dunes, sands</text:a> </text:p>
          </table:table-cell>
          <table:table-cell table:style-name="ce2" office:value-type="string" calcext:value-type="string">
            <text:p><text:a xlink:href="https://wiki.openstreetmap.org/wiki/Key:natural" xlink:type="simple">natural</text:a>=<text:a xlink:href="https://wiki.openstreetmap.org/wiki/Tag:natural%3Dbeach" xlink:type="simple">beach</text:a> or <text:a xlink:href="https://wiki.openstreetmap.org/wiki/Key:natural" xlink:type="simple">natural</text:a>=<text:a xlink:href="https://wiki.openstreetmap.org/wiki/Tag:natural%3Dsand" xlink:type="simple">sand</text:a> </text:p>
          </table:table-cell>
          <table:table-cell table:style-name="ce5"/>
          <table:table-cell table:number-columns-repeated="16380"/>
        </table:table-row>
        <table:table-row table:style-name="ro3">
          <table:table-cell table:style-name="ce2" office:value-type="string" calcext:value-type="string">
            <text:p>3.3.2 </text:p>
          </table:table-cell>
          <table:table-cell table:style-name="ce2" office:value-type="string" calcext:value-type="string">
            <text:p><text:a xlink:href="http://sia.eionet.europa.eu/CLC2000/classes/Pictures?CLCcategory=3/3.3/3.3.2&amp;CLCtitle=Bare%20rocks" xlink:type="simple">Bare rocks</text:a> </text:p>
          </table:table-cell>
          <table:table-cell table:style-name="ce2" office:value-type="string" calcext:value-type="string">
            <text:p><text:a xlink:href="https://wiki.openstreetmap.org/wiki/Key:natural" xlink:type="simple">natural</text:a>=<text:a xlink:href="https://wiki.openstreetmap.org/wiki/Tag:natural%3Drock" xlink:type="simple">rock</text:a>, <text:a xlink:href="https://wiki.openstreetmap.org/wiki/Key:natural" xlink:type="simple">natural</text:a>=<text:a xlink:href="https://wiki.openstreetmap.org/wiki/Tag:natural%3Dscree" xlink:type="simple">scree</text:a> or <text:a xlink:href="https://wiki.openstreetmap.org/wiki/Key:natural" xlink:type="simple">natural</text:a>=<text:a xlink:href="https://wiki.openstreetmap.org/wiki/Tag:natural%3Dshingle" xlink:type="simple">shingle</text:a> </text:p>
          </table:table-cell>
          <table:table-cell table:style-name="ce5"/>
          <table:table-cell table:number-columns-repeated="16380"/>
        </table:table-row>
        <table:table-row table:style-name="ro2">
          <table:table-cell table:style-name="ce2" office:value-type="string" calcext:value-type="string">
            <text:p>3.3.3 </text:p>
          </table:table-cell>
          <table:table-cell table:style-name="ce2" office:value-type="string" calcext:value-type="string">
            <text:p><text:a xlink:href="http://sia.eionet.europa.eu/CLC2000/classes/Pictures?CLCcategory=3/3.3/3.3.3&amp;CLCtitle=Sparsely%20vegetated%20areas" xlink:type="simple">Sparsely vegetated areas</text:a> </text:p>
          </table:table-cell>
          <table:table-cell table:style-name="ce2" office:value-type="string" calcext:value-type="string">
            <text:p>Depending on main features, see <text:a xlink:href="https://wiki.openstreetmap.org/wiki/Key:natural" xlink:type="simple">natural</text:a>=<text:a xlink:href="https://wiki.openstreetmap.org/wiki/Tag:natural%3Dscrub" xlink:type="simple">scrub</text:a>, <text:a xlink:href="https://wiki.openstreetmap.org/wiki/Key:natural" xlink:type="simple">natural</text:a>=<text:a xlink:href="https://wiki.openstreetmap.org/wiki/Tag:natural%3Dheath" xlink:type="simple">heath</text:a>, <text:a xlink:href="https://wiki.openstreetmap.org/wiki/Key:natural" xlink:type="simple">natural</text:a>=<text:a xlink:href="https://wiki.openstreetmap.org/wiki/Tag:natural%3Dgrassland" xlink:type="simple">grassland</text:a>, <text:a xlink:href="https://wiki.openstreetmap.org/wiki/Key:natural" xlink:type="simple">natural</text:a>=<text:a xlink:href="https://wiki.openstreetmap.org/wiki/Tag:natural%3Dbare_rock" xlink:type="simple">bare_rock</text:a>, <text:a xlink:href="https://wiki.openstreetmap.org/wiki/Key:natural" xlink:type="simple">natural</text:a>=<text:a xlink:href="https://wiki.openstreetmap.org/wiki/Tag:natural%3Dsand" xlink:type="simple">sand</text:a>, <text:a xlink:href="https://wiki.openstreetmap.org/wiki/Key:natural" xlink:type="simple">natural</text:a>=<text:a xlink:href="https://wiki.openstreetmap.org/wiki/Tag:natural%3Dscree" xlink:type="simple">scree</text:a>, etc. </text:p>
          </table:table-cell>
          <table:table-cell table:style-name="ce5"/>
          <table:table-cell table:number-columns-repeated="16380"/>
        </table:table-row>
        <table:table-row table:style-name="ro3">
          <table:table-cell table:style-name="ce2" office:value-type="string" calcext:value-type="string">
            <text:p>3.3.4 </text:p>
          </table:table-cell>
          <table:table-cell table:style-name="ce2" office:value-type="string" calcext:value-type="string">
            <text:p><text:a xlink:href="http://sia.eionet.europa.eu/CLC2000/classes/Pictures?CLCcategory=3/3.3/3.3.4&amp;CLCtitle=Burnt%20areas" xlink:type="simple">Burnt areas</text:a> </text:p>
          </table:table-cell>
          <table:table-cell table:style-name="ce2" office:value-type="string" calcext:value-type="string">
            <text:p>N/A - not permanent. </text:p>
          </table:table-cell>
          <table:table-cell table:style-name="ce5"/>
          <table:table-cell table:number-columns-repeated="16380"/>
        </table:table-row>
        <table:table-row table:style-name="ro3">
          <table:table-cell table:style-name="ce2" office:value-type="string" calcext:value-type="string">
            <text:p>3.3.5 </text:p>
          </table:table-cell>
          <table:table-cell table:style-name="ce2" office:value-type="string" calcext:value-type="string">
            <text:p><text:a xlink:href="http://sia.eionet.europa.eu/CLC2000/classes/Pictures?CLCcategory=3/3.3/3.3.5&amp;CLCtitle=Glaciers%20and%20perpetual%20snow" xlink:type="simple">Glaciers and perpetual snow</text:a> </text:p>
          </table:table-cell>
          <table:table-cell table:style-name="ce2" office:value-type="string" calcext:value-type="string">
            <text:p><text:a xlink:href="https://wiki.openstreetmap.org/wiki/Key:natural" xlink:type="simple">natural</text:a>=<text:a xlink:href="https://wiki.openstreetmap.org/wiki/Tag:natural%3Dglacier" xlink:type="simple">glacier</text:a> </text:p>
          </table:table-cell>
          <table:table-cell table:style-name="ce5"/>
          <table:table-cell table:number-columns-repeated="16380"/>
        </table:table-row>
        <table:table-row table:style-name="ro3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 table:number-columns-spanned="2" table:number-rows-spanned="1">
            <text:p><text:a xlink:href="http://sia.eionet.europa.eu/CLC2000/classes/Pictures?CLCcategory=4&amp;CLCtitle=Wetlands" xlink:type="simple">Wetlands</text:a> </text:p>
          </table:table-cell>
          <table:covered-table-cell/>
          <table:table-cell table:style-name="ce5"/>
          <table:table-cell table:number-columns-repeated="16380"/>
        </table:table-row>
        <table:table-row table:style-name="ro3">
          <table:table-cell table:style-name="ce2" office:value-type="string" calcext:value-type="string">
            <text:p>4.1 </text:p>
          </table:table-cell>
          <table:table-cell table:style-name="ce2" office:value-type="string" calcext:value-type="string" table:number-columns-spanned="2" table:number-rows-spanned="1">
            <text:p><text:a xlink:href="http://sia.eionet.europa.eu/CLC2000/classes/Pictures?CLCcategory=4/4.1&amp;CLCtitle=Inland%20wetlands" xlink:type="simple">Inland wetlands</text:a> </text:p>
          </table:table-cell>
          <table:covered-table-cell/>
          <table:table-cell table:style-name="ce5"/>
          <table:table-cell table:number-columns-repeated="16380"/>
        </table:table-row>
        <table:table-row table:style-name="ro3">
          <table:table-cell table:style-name="ce2" office:value-type="string" calcext:value-type="string">
            <text:p>4.1.1 </text:p>
          </table:table-cell>
          <table:table-cell table:style-name="ce2" office:value-type="string" calcext:value-type="string">
            <text:p><text:a xlink:href="http://sia.eionet.europa.eu/CLC2000/classes/Pictures?CLCcategory=4/4.1/4.1.1&amp;CLCtitle=Inland%20marshes" xlink:type="simple">Inland marshes</text:a> </text:p>
          </table:table-cell>
          <table:table-cell table:style-name="ce2" office:value-type="string" calcext:value-type="string">
            <text:p><text:a xlink:href="https://wiki.openstreetmap.org/wiki/Key:natural" xlink:type="simple">natural</text:a>=<text:a xlink:href="https://wiki.openstreetmap.org/wiki/Tag:natural%3Dwetland" xlink:type="simple">wetland</text:a> + <text:a xlink:href="https://wiki.openstreetmap.org/wiki/Key:wetland" xlink:type="simple">wetland</text:a>=<text:a xlink:href="https://wiki.openstreetmap.org/wiki/Tag:wetland%3Dmarsh" xlink:type="simple">marsh</text:a> </text:p>
          </table:table-cell>
          <table:table-cell table:style-name="ce5"/>
          <table:table-cell table:number-columns-repeated="16380"/>
        </table:table-row>
        <table:table-row table:style-name="ro3">
          <table:table-cell table:style-name="ce2" office:value-type="string" calcext:value-type="string">
            <text:p>4.1.2 </text:p>
          </table:table-cell>
          <table:table-cell table:style-name="ce2" office:value-type="string" calcext:value-type="string">
            <text:p><text:a xlink:href="http://sia.eionet.europa.eu/CLC2000/classes/Pictures?CLCcategory=4/4.1/4.1.2&amp;CLCtitle=Peat%20bogs" xlink:type="simple">Peat bogs</text:a> </text:p>
          </table:table-cell>
          <table:table-cell table:style-name="ce2" office:value-type="string" calcext:value-type="string">
            <text:p><text:a xlink:href="https://wiki.openstreetmap.org/wiki/Key:natural" xlink:type="simple">natural</text:a>=<text:a xlink:href="https://wiki.openstreetmap.org/wiki/Tag:natural%3Dwetland" xlink:type="simple">wetland</text:a> + <text:a xlink:href="https://wiki.openstreetmap.org/wiki/Key:wetland" xlink:type="simple">wetland</text:a>=<text:a xlink:href="https://wiki.openstreetmap.org/wiki/Tag:wetland%3Dbog" xlink:type="simple">bog</text:a> </text:p>
          </table:table-cell>
          <table:table-cell table:style-name="ce5"/>
          <table:table-cell table:number-columns-repeated="16380"/>
        </table:table-row>
        <table:table-row table:style-name="ro3">
          <table:table-cell table:style-name="ce2" office:value-type="string" calcext:value-type="string">
            <text:p>4.2 </text:p>
          </table:table-cell>
          <table:table-cell table:style-name="ce2" office:value-type="string" calcext:value-type="string" table:number-columns-spanned="2" table:number-rows-spanned="1">
            <text:p><text:a xlink:href="http://sia.eionet.europa.eu/CLC2000/classes/Pictures?CLCcategory=4/4.2&amp;CLCtitle=Maritime%20wetlands" xlink:type="simple">Maritime wetlands</text:a> </text:p>
          </table:table-cell>
          <table:covered-table-cell/>
          <table:table-cell table:style-name="ce5"/>
          <table:table-cell table:number-columns-repeated="16380"/>
        </table:table-row>
        <table:table-row table:style-name="ro3">
          <table:table-cell table:style-name="ce2" office:value-type="string" calcext:value-type="string">
            <text:p>4.2.1 </text:p>
          </table:table-cell>
          <table:table-cell table:style-name="ce2" office:value-type="string" calcext:value-type="string">
            <text:p><text:a xlink:href="http://sia.eionet.europa.eu/CLC2000/classes/Pictures?CLCcategory=4/4.2/4.2.1&amp;CLCtitle=Salt%20marshes" xlink:type="simple">Salt marshes</text:a> </text:p>
          </table:table-cell>
          <table:table-cell table:style-name="ce2" office:value-type="string" calcext:value-type="string">
            <text:p><text:a xlink:href="https://wiki.openstreetmap.org/wiki/Key:natural" xlink:type="simple">natural</text:a>=<text:a xlink:href="https://wiki.openstreetmap.org/wiki/Tag:natural%3Dwetland" xlink:type="simple">wetland</text:a> + <text:a xlink:href="https://wiki.openstreetmap.org/wiki/Key:wetland" xlink:type="simple">wetland</text:a>=<text:a xlink:href="https://wiki.openstreetmap.org/wiki/Tag:wetland%3Dsaltmarsh" xlink:type="simple">saltmarsh</text:a> </text:p>
          </table:table-cell>
          <table:table-cell table:style-name="ce5"/>
          <table:table-cell table:number-columns-repeated="16380"/>
        </table:table-row>
        <table:table-row table:style-name="ro3">
          <table:table-cell table:style-name="ce2" office:value-type="string" calcext:value-type="string">
            <text:p>4.2.2 </text:p>
          </table:table-cell>
          <table:table-cell table:style-name="ce2" office:value-type="string" calcext:value-type="string">
            <text:p><text:a xlink:href="http://sia.eionet.europa.eu/CLC2000/classes/Pictures?CLCcategory=4/4.2/4.2.2&amp;CLCtitle=Salines" xlink:type="simple">Salines</text:a> </text:p>
          </table:table-cell>
          <table:table-cell table:style-name="ce2" office:value-type="string" calcext:value-type="string">
            <text:p><text:a xlink:href="https://wiki.openstreetmap.org/wiki/Key:landuse" xlink:type="simple">landuse</text:a>=<text:a xlink:href="https://wiki.openstreetmap.org/wiki/Tag:landuse%3Dsalt_pond" xlink:type="simple">salt_pond</text:a> (See <text:a xlink:href="https://wiki.openstreetmap.org/wiki/Proposed_features/Salt_Pond" xlink:type="simple">Proposed features/Salt Pond</text:a> ) </text:p>
          </table:table-cell>
          <table:table-cell table:style-name="ce5"/>
          <table:table-cell table:number-columns-repeated="16380"/>
        </table:table-row>
        <table:table-row table:style-name="ro3">
          <table:table-cell table:style-name="ce2" office:value-type="string" calcext:value-type="string">
            <text:p>4.2.3 </text:p>
          </table:table-cell>
          <table:table-cell table:style-name="ce2" office:value-type="string" calcext:value-type="string">
            <text:p><text:a xlink:href="http://sia.eionet.europa.eu/CLC2000/classes/Pictures?CLCcategory=4/4.2/4.2.3&amp;CLCtitle=Intertidal%20flats" xlink:type="simple">Intertidal flats</text:a> </text:p>
          </table:table-cell>
          <table:table-cell table:style-name="ce2" office:value-type="string" calcext:value-type="string">
            <text:p><text:a xlink:href="https://wiki.openstreetmap.org/wiki/Key:wetland" xlink:type="simple">wetland</text:a>=<text:a xlink:href="https://wiki.openstreetmap.org/wiki/Tag:wetland%3Dtidalflat" xlink:type="simple">tidalflat</text:a> or <text:a xlink:href="https://wiki.openstreetmap.org/wiki/Key:tidal" xlink:type="simple">tidal</text:a>=yes (See <text:a xlink:href="https://wiki.openstreetmap.org/wiki/Proposed_features/Water_cover" xlink:type="simple">Proposed_features/Water_cover</text:a>) </text:p>
          </table:table-cell>
          <table:table-cell table:style-name="ce5"/>
          <table:table-cell table:number-columns-repeated="16380"/>
        </table:table-row>
        <table:table-row table:style-name="ro3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 table:number-columns-spanned="2" table:number-rows-spanned="1">
            <text:p><text:a xlink:href="http://sia.eionet.europa.eu/CLC2000/classes/Pictures?CLCcategory=5&amp;CLCtitle=Water%20bodies" xlink:type="simple">Water bodies</text:a> </text:p>
          </table:table-cell>
          <table:covered-table-cell/>
          <table:table-cell table:style-name="ce5"/>
          <table:table-cell table:number-columns-repeated="16380"/>
        </table:table-row>
        <table:table-row table:style-name="ro3">
          <table:table-cell table:style-name="ce2" office:value-type="string" calcext:value-type="string">
            <text:p>5.1 </text:p>
          </table:table-cell>
          <table:table-cell table:style-name="ce2" office:value-type="string" calcext:value-type="string" table:number-columns-spanned="2" table:number-rows-spanned="1">
            <text:p><text:a xlink:href="http://sia.eionet.europa.eu/CLC2000/classes/Pictures?CLCcategory=5/5.1&amp;CLCtitle=Inland%20waters" xlink:type="simple">Inland waters</text:a> </text:p>
          </table:table-cell>
          <table:covered-table-cell/>
          <table:table-cell table:style-name="ce5"/>
          <table:table-cell table:number-columns-repeated="16380"/>
        </table:table-row>
        <table:table-row table:style-name="ro3">
          <table:table-cell table:style-name="ce2" office:value-type="string" calcext:value-type="string">
            <text:p>5.1.1 </text:p>
          </table:table-cell>
          <table:table-cell table:style-name="ce2" office:value-type="string" calcext:value-type="string">
            <text:p><text:a xlink:href="http://sia.eionet.europa.eu/CLC2000/classes/Pictures?CLCcategory=5/5.1/5.1.1&amp;CLCtitle=Water%20courses" xlink:type="simple">Water courses</text:a> </text:p>
          </table:table-cell>
          <table:table-cell table:style-name="ce2" office:value-type="string" calcext:value-type="string">
            <text:p><text:a xlink:href="https://wiki.openstreetmap.org/wiki/Key:waterway" xlink:type="simple">waterway</text:a>=<text:a xlink:href="https://wiki.openstreetmap.org/wiki/Tag:waterway%3Driverbank" xlink:type="simple">riverbank</text:a> </text:p>
          </table:table-cell>
          <table:table-cell table:style-name="ce5"/>
          <table:table-cell table:number-columns-repeated="16380"/>
        </table:table-row>
        <table:table-row table:style-name="ro3">
          <table:table-cell table:style-name="ce2" office:value-type="string" calcext:value-type="string">
            <text:p>5.1.2 </text:p>
          </table:table-cell>
          <table:table-cell table:style-name="ce2" office:value-type="string" calcext:value-type="string">
            <text:p><text:a xlink:href="http://sia.eionet.europa.eu/CLC2000/classes/Pictures?CLCcategory=5/5.1/5.1.2&amp;CLCtitle=Water%20bodies" xlink:type="simple">Water bodies</text:a> </text:p>
          </table:table-cell>
          <table:table-cell table:style-name="ce2" office:value-type="string" calcext:value-type="string">
            <text:p><text:a xlink:href="https://wiki.openstreetmap.org/wiki/Key:natural" xlink:type="simple">natural</text:a>=<text:a xlink:href="https://wiki.openstreetmap.org/wiki/Tag:natural%3Dwater" xlink:type="simple">water</text:a> + <text:a xlink:href="https://wiki.openstreetmap.org/wiki/Key:water" xlink:type="simple">water</text:a>=<text:a xlink:href="https://wiki.openstreetmap.org/wiki/Tag:water%3Dlake" xlink:type="simple">lake</text:a> </text:p>
          </table:table-cell>
          <table:table-cell table:style-name="ce5"/>
          <table:table-cell table:number-columns-repeated="16380"/>
        </table:table-row>
        <table:table-row table:style-name="ro3">
          <table:table-cell table:style-name="ce2" office:value-type="string" calcext:value-type="string">
            <text:p>5.2 </text:p>
          </table:table-cell>
          <table:table-cell table:style-name="ce2" office:value-type="string" calcext:value-type="string" table:number-columns-spanned="2" table:number-rows-spanned="1">
            <text:p><text:a xlink:href="http://sia.eionet.europa.eu/CLC2000/classes/Pictures?CLCcategory=5/5.2&amp;CLCtitle=Marine%20waters" xlink:type="simple">Marine waters</text:a> </text:p>
          </table:table-cell>
          <table:covered-table-cell/>
          <table:table-cell table:style-name="ce5"/>
          <table:table-cell table:number-columns-repeated="16380"/>
        </table:table-row>
        <table:table-row table:style-name="ro3">
          <table:table-cell table:style-name="ce2" office:value-type="string" calcext:value-type="string">
            <text:p>5.2.1 </text:p>
          </table:table-cell>
          <table:table-cell table:style-name="ce2" office:value-type="string" calcext:value-type="string">
            <text:p><text:a xlink:href="http://sia.eionet.europa.eu/CLC2000/classes/Pictures?CLCcategory=5/5.2/5.2.1&amp;CLCtitle=Coastal%20lagoons" xlink:type="simple">Coastal lagoons</text:a> </text:p>
          </table:table-cell>
          <table:table-cell table:style-name="ce2" office:value-type="string" calcext:value-type="string">
            <text:p><text:a xlink:href="https://wiki.openstreetmap.org/wiki/Key:natural" xlink:type="simple">natural</text:a>=<text:a xlink:href="https://wiki.openstreetmap.org/wiki/Tag:natural%3Dwater" xlink:type="simple">water</text:a> + <text:a xlink:href="https://wiki.openstreetmap.org/wiki/Key:water" xlink:type="simple">water</text:a>=<text:a xlink:href="https://wiki.openstreetmap.org/wiki/Tag:water%3Dlagoon" xlink:type="simple">lagoon</text:a> - also see <text:a xlink:href="https://wiki.openstreetmap.org/wiki/Key:natural" xlink:type="simple">natural</text:a>=<text:a xlink:href="https://wiki.openstreetmap.org/wiki/Tag:natural%3Dcoastline" xlink:type="simple">coastline</text:a> </text:p>
          </table:table-cell>
          <table:table-cell table:style-name="ce5"/>
          <table:table-cell table:number-columns-repeated="16380"/>
        </table:table-row>
        <table:table-row table:style-name="ro3">
          <table:table-cell table:style-name="ce2" office:value-type="string" calcext:value-type="string">
            <text:p>5.2.2 </text:p>
          </table:table-cell>
          <table:table-cell table:style-name="ce2" office:value-type="string" calcext:value-type="string">
            <text:p><text:a xlink:href="http://sia.eionet.europa.eu/CLC2000/classes/Pictures?CLCcategory=5/5.2/5.2.2&amp;CLCtitle=Estuaries" xlink:type="simple">Estuaries</text:a> </text:p>
          </table:table-cell>
          <table:table-cell table:style-name="ce2" office:value-type="string" calcext:value-type="string">
            <text:p>No compatible tag found </text:p>
          </table:table-cell>
          <table:table-cell table:style-name="ce5"/>
          <table:table-cell table:number-columns-repeated="16380"/>
        </table:table-row>
        <table:table-row table:style-name="ro3">
          <table:table-cell table:style-name="ce2" office:value-type="string" calcext:value-type="string">
            <text:p>5.2.3 </text:p>
          </table:table-cell>
          <table:table-cell table:style-name="ce2" office:value-type="string" calcext:value-type="string">
            <text:p><text:a xlink:href="http://sia.eionet.europa.eu/CLC2000/classes/Pictures?CLCcategory=5/5.2/5.2.3&amp;CLCtitle=Sea%20and%20ocean" xlink:type="simple">Sea and ocean</text:a> </text:p>
          </table:table-cell>
          <table:table-cell table:style-name="ce2" office:value-type="string" calcext:value-type="string">
            <text:p>See <text:a xlink:href="https://wiki.openstreetmap.org/wiki/Key:natural" xlink:type="simple">natural</text:a>=<text:a xlink:href="https://wiki.openstreetmap.org/wiki/Tag:natural%3Dcoastline" xlink:type="simple">coastline</text:a></text:p>
          </table:table-cell>
          <table:table-cell table:number-columns-repeated="16381"/>
        </table:table-row>
        <table:table-row table:style-name="ro1" table:number-rows-repeated="1048510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clc" table:style-name="ta1">
        <table:table-column table:style-name="co1" table:default-cell-style-name="Default"/>
        <table:table-column table:style-name="co5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office:value-type="string" calcext:value-type="string">
            <text:p>class</text:p>
          </table:table-cell>
          <table:table-cell office:value-type="string" calcext:value-type="string">
            <text:p>class_number</text:p>
          </table:table-cell>
          <table:table-cell office:value-type="string" calcext:value-type="string">
            <text:p>class_priority</text:p>
          </table:table-cell>
          <table:table-cell office:value-type="string" calcext:value-type="string">
            <text:p>class_name</text:p>
          </table:table-cell>
          <table:table-cell office:value-type="string" calcext:value-type="string">
            <text:p>osm_ta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.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rban fabric</text:p>
          </table:table-cell>
          <table:table-cell office:value-type="string" calcext:value-type="string">
            <text:p>residential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.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dustrial, commercial and transport units</text:p>
          </table:table-cell>
          <table:table-cell office:value-type="string" calcext:value-type="string">
            <text:p>industrial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.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dustrial, commercial and transport units</text:p>
          </table:table-cell>
          <table:table-cell office:value-type="string" calcext:value-type="string">
            <text:p>commercial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.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dustrial, commercial and transport units</text:p>
          </table:table-cell>
          <table:table-cell office:value-type="string" calcext:value-type="string">
            <text:p>retail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.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dustrial, commercial and transport units</text:p>
          </table:table-cell>
          <table:table-cell office:value-type="string" calcext:value-type="string">
            <text:p>harbour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.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dustrial, commercial and transport units</text:p>
          </table:table-cell>
          <table:table-cell office:value-type="string" calcext:value-type="string">
            <text:p>port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.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dustrial, commercial and transport units</text:p>
          </table:table-cell>
          <table:table-cell office:value-type="string" calcext:value-type="string">
            <text:p>railway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.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dustrial, commercial and transport units</text:p>
          </table:table-cell>
          <table:table-cell office:value-type="string" calcext:value-type="string">
            <text:p>lock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.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dustrial, commercial and transport units</text:p>
          </table:table-cell>
          <table:table-cell office:value-type="string" calcext:value-type="string">
            <text:p>marin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.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ine, dump and construction sites</text:p>
          </table:table-cell>
          <table:table-cell office:value-type="string" calcext:value-type="string">
            <text:p>quarry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.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ine, dump and construction sites</text:p>
          </table:table-cell>
          <table:table-cell office:value-type="string" calcext:value-type="string">
            <text:p>constructio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.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ine, dump and construction sites</text:p>
          </table:table-cell>
          <table:table-cell office:value-type="string" calcext:value-type="string">
            <text:p>landfill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.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ine, dump and construction sites</text:p>
          </table:table-cell>
          <table:table-cell office:value-type="string" calcext:value-type="string">
            <text:p>brownfield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.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tificial non-agricultural vegetated areas</text:p>
          </table:table-cell>
          <table:table-cell office:value-type="string" calcext:value-type="string">
            <text:p>stadium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.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tificial non-agricultural vegetated areas</text:p>
          </table:table-cell>
          <table:table-cell office:value-type="string" calcext:value-type="string">
            <text:p>recreation_ground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.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tificial non-agricultural vegetated areas</text:p>
          </table:table-cell>
          <table:table-cell office:value-type="string" calcext:value-type="string">
            <text:p>golf_cours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.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tificial non-agricultural vegetated areas</text:p>
          </table:table-cell>
          <table:table-cell office:value-type="string" calcext:value-type="string">
            <text:p>sports_centr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.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tificial non-agricultural vegetated areas</text:p>
          </table:table-cell>
          <table:table-cell office:value-type="string" calcext:value-type="string">
            <text:p>common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.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tificial non-agricultural vegetated areas</text:p>
          </table:table-cell>
          <table:table-cell office:value-type="string" calcext:value-type="string">
            <text:p>allotments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.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tificial non-agricultural vegetated areas</text:p>
          </table:table-cell>
          <table:table-cell office:value-type="string" calcext:value-type="string">
            <text:p>playground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.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tificial non-agricultural vegetated areas</text:p>
          </table:table-cell>
          <table:table-cell office:value-type="string" calcext:value-type="string">
            <text:p>pitch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.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tificial non-agricultural vegetated areas</text:p>
          </table:table-cell>
          <table:table-cell office:value-type="string" calcext:value-type="string">
            <text:p>village_green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.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tificial non-agricultural vegetated areas</text:p>
          </table:table-cell>
          <table:table-cell office:value-type="string" calcext:value-type="string">
            <text:p>cemetery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.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tificial non-agricultural vegetated areas</text:p>
          </table:table-cell>
          <table:table-cell office:value-type="string" calcext:value-type="string">
            <text:p>park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.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tificial non-agricultural vegetated areas</text:p>
          </table:table-cell>
          <table:table-cell office:value-type="string" calcext:value-type="string">
            <text:p>zoo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.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tificial non-agricultural vegetated areas</text:p>
          </table:table-cell>
          <table:table-cell office:value-type="string" calcext:value-type="string">
            <text:p>track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.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tificial non-agricultural vegetated areas</text:p>
          </table:table-cell>
          <table:table-cell office:value-type="string" calcext:value-type="string">
            <text:p>garde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2.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rable land</text:p>
          </table:table-cell>
          <table:table-cell office:value-type="string" calcext:value-type="string">
            <text:p>greenhouse_horticultur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2.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rable land</text:p>
          </table:table-cell>
          <table:table-cell office:value-type="string" calcext:value-type="string">
            <text:p>farmland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2.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rable land</text:p>
          </table:table-cell>
          <table:table-cell office:value-type="string" calcext:value-type="string">
            <text:p>farm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2.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rable land</text:p>
          </table:table-cell>
          <table:table-cell office:value-type="string" calcext:value-type="string">
            <text:p>farmyard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2.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ermanent crops</text:p>
          </table:table-cell>
          <table:table-cell office:value-type="string" calcext:value-type="string">
            <text:p>vineyard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2.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ermanent crops</text:p>
          </table:table-cell>
          <table:table-cell office:value-type="string" calcext:value-type="string">
            <text:p>orchard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2.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astures</text:p>
          </table:table-cell>
          <table:table-cell office:value-type="string" calcext:value-type="string">
            <text:p>meadow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3.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orests</text:p>
          </table:table-cell>
          <table:table-cell office:value-type="string" calcext:value-type="string">
            <text:p>forest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3.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orests</text:p>
          </table:table-cell>
          <table:table-cell office:value-type="string" calcext:value-type="string">
            <text:p>wood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3.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hrub and/or herbaceous vegetation associations</text:p>
          </table:table-cell>
          <table:table-cell office:value-type="string" calcext:value-type="string">
            <text:p>grass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3.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hrub and/or herbaceous vegetation associations</text:p>
          </table:table-cell>
          <table:table-cell office:value-type="string" calcext:value-type="string">
            <text:p>greenfield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3.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hrub and/or herbaceous vegetation associations</text:p>
          </table:table-cell>
          <table:table-cell office:value-type="string" calcext:value-type="string">
            <text:p>scrub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3.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hrub and/or herbaceous vegetation associations</text:p>
          </table:table-cell>
          <table:table-cell office:value-type="string" calcext:value-type="string">
            <text:p>heath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3.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hrub and/or herbaceous vegetation associations</text:p>
          </table:table-cell>
          <table:table-cell office:value-type="string" calcext:value-type="string">
            <text:p>grassland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3.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pen spaces with little or no vegetation</text:p>
          </table:table-cell>
          <table:table-cell office:value-type="string" calcext:value-type="string">
            <text:p>fell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3.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pen spaces with little or no vegetation</text:p>
          </table:table-cell>
          <table:table-cell office:value-type="string" calcext:value-type="string">
            <text:p>sand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3.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pen spaces with little or no vegetation</text:p>
          </table:table-cell>
          <table:table-cell office:value-type="string" calcext:value-type="string">
            <text:p>scree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3.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pen spaces with little or no vegetation</text:p>
          </table:table-cell>
          <table:table-cell office:value-type="string" calcext:value-type="string">
            <text:p>beach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3.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pen spaces with little or no vegetation</text:p>
          </table:table-cell>
          <table:table-cell office:value-type="string" calcext:value-type="string">
            <text:p>mud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3.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pen spaces with little or no vegetation</text:p>
          </table:table-cell>
          <table:table-cell office:value-type="string" calcext:value-type="string">
            <text:p>glacier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3.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pen spaces with little or no vegetation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3.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pen spaces with little or no vegetation</text:p>
          </table:table-cell>
          <table:table-cell office:value-type="string" calcext:value-type="string">
            <text:p>cliff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4.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land wetlands</text:p>
          </table:table-cell>
          <table:table-cell office:value-type="string" calcext:value-type="string">
            <text:p>march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4.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land wetlands</text:p>
          </table:table-cell>
          <table:table-cell office:value-type="string" calcext:value-type="string">
            <text:p>wetland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4.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astal wetlands</text:p>
          </table:table-cell>
          <table:table-cell office:value-type="string" calcext:value-type="string">
            <text:p>salt_pond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4.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astal wetlands</text:p>
          </table:table-cell>
          <table:table-cell office:value-type="string" calcext:value-type="string">
            <text:p>tidal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5.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ter bodies</text:p>
          </table:table-cell>
          <table:table-cell office:value-type="string" calcext:value-type="string">
            <text:p>water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5.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ter bodies</text:p>
          </table:table-cell>
          <table:table-cell office:value-type="string" calcext:value-type="string">
            <text:p>riverbank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5.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ter bodies</text:p>
          </table:table-cell>
          <table:table-cell office:value-type="string" calcext:value-type="string">
            <text:p>reservoir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5.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ter bodies</text:p>
          </table:table-cell>
          <table:table-cell office:value-type="string" calcext:value-type="string">
            <text:p>basin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5.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ter bodies</text:p>
          </table:table-cell>
          <table:table-cell office:value-type="string" calcext:value-type="string">
            <text:p>dock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5.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ter bodies</text:p>
          </table:table-cell>
          <table:table-cell office:value-type="string" calcext:value-type="string">
            <text:p>canal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5.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ter bodies</text:p>
          </table:table-cell>
          <table:table-cell office:value-type="string" calcext:value-type="string">
            <text:p>pond</text:p>
          </table:table-cell>
        </table:table-row>
      </table:table>
      <table:named-expressions/>
      <table:database-ranges>
        <table:database-range table:name="__Anonymous_Sheet_DB__1" table:target-range-address="'inta-fao'.A1:'inta-fao'.F69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AR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22T18:25:40.064241213</meta:creation-date>
    <dc:date>2024-11-28T12:06:50.363149607</dc:date>
    <meta:editing-duration>P4DT14H4M53S</meta:editing-duration>
    <meta:editing-cycles>20</meta:editing-cycles>
    <meta:generator>LibreOffice/7.4.7.2$Linux_X86_64 LibreOffice_project/40$Build-2</meta:generator>
    <meta:document-statistic meta:table-count="4" meta:cell-count="1243" meta:object-count="0"/>
  </office:meta>
</office:document-meta>
</file>